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„Rich Rosé“</text:p>
          </table:table-cell>
          <table:table-cell office:value-type="string" calcext:value-type="string">
            <text:p>Veuve Cli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900" calcext:value-type="float">
            <text:p>13900</text:p>
          </table:table-cell>
          <table:table-cell office:value-type="float" office:value="9327" calcext:value-type="float">
            <text:p>93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v9sjaxvat9vmfkba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ch Rosé Champagne</text:p>
          </table:table-cell>
          <table:table-cell office:value-type="string" calcext:value-type="string">
            <text:p>Veuve Clicquot</text:p>
          </table:table-cell>
          <table:table-cell office:value-type="float" office:value="52.56923" calcext:value-type="float">
            <text:p>52.569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ghe Nebbiolo „Occhetti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70" calcext:value-type="float">
            <text:p>1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j0g8j5en4mpbgm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cchetti Langhe Nebbiolo</text:p>
          </table:table-cell>
          <table:table-cell office:value-type="string" calcext:value-type="string">
            <text:p>Prunotto</text:p>
          </table:table-cell>
          <table:table-cell office:value-type="float" office:value="49.63739" calcext:value-type="float">
            <text:p>49.6373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4500" calcext:value-type="float">
            <text:p>24500</text:p>
          </table:table-cell>
          <table:table-cell office:value-type="float" office:value="15069" calcext:value-type="float">
            <text:p>150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5400" calcext:value-type="float">
            <text:p>25400</text:p>
          </table:table-cell>
          <table:table-cell office:value-type="float" office:value="15890" calcext:value-type="float">
            <text:p>15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900" calcext:value-type="float">
            <text:p>20900</text:p>
          </table:table-cell>
          <table:table-cell office:value-type="float" office:value="11800" calcext:value-type="float">
            <text:p>11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900" calcext:value-type="float">
            <text:p>12900</text:p>
          </table:table-cell>
          <table:table-cell office:value-type="float" office:value="4530" calcext:value-type="float">
            <text:p>45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300" calcext:value-type="float">
            <text:p>10300</text:p>
          </table:table-cell>
          <table:table-cell office:value-type="float" office:value="3695" calcext:value-type="float">
            <text:p>36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113724" calcext:value-type="float">
            <text:p>53.1137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lpolicella „Classico“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015" calcext:value-type="float">
            <text:p>1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twnhdtefay6g5p7rk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Secondo Marco</text:p>
          </table:table-cell>
          <table:table-cell office:value-type="float" office:value="47.338146" calcext:value-type="float">
            <text:p>47.3381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am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</text:p>
          </table:table-cell>
          <table:table-cell office:value-type="string" calcext:value-type="string">
            <text:p>Tramin</text:p>
          </table:table-cell>
          <table:table-cell office:value-type="float" office:value="39.188496" calcext:value-type="float">
            <text:p>39.1884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820" calcext:value-type="float">
            <text:p>28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2qpnzv0h58cx4ydcz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 office:value-type="float" office:value="42.151825" calcext:value-type="float">
            <text:p>42.1518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2880" calcext:value-type="float">
            <text:p>2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4504" calcext:value-type="float">
            <text:p>40.9445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300" calcext:value-type="float">
            <text:p>7300</text:p>
          </table:table-cell>
          <table:table-cell office:value-type="float" office:value="2880" calcext:value-type="float">
            <text:p>2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4504" calcext:value-type="float">
            <text:p>40.9445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„Nussleiten“</text:p>
          </table:table-cell>
          <table:table-cell office:value-type="string" calcext:value-type="string">
            <text:p>Castel Sal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leiten</text:p>
          </table:table-cell>
          <table:table-cell office:value-type="string" calcext:value-type="string">
            <text:p>Castel Sallegg</text:p>
          </table:table-cell>
          <table:table-cell office:value-type="float" office:value="56.542004" calcext:value-type="float">
            <text:p>56.542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„Nussbaum“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ezej622h1sqhppdwz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baum</text:p>
          </table:table-cell>
          <table:table-cell office:value-type="string" calcext:value-type="string">
            <text:p>Klosterhof</text:p>
          </table:table-cell>
          <table:table-cell office:value-type="float" office:value="38.421623" calcext:value-type="float">
            <text:p>38.4216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„Staffes“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300" calcext:value-type="float">
            <text:p>53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2.520752" calcext:value-type="float">
            <text:p>42.5207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„Staffes“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2.520752" calcext:value-type="float">
            <text:p>42.5207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„Fihl“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260" calcext:value-type="float">
            <text:p>1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zek1bgbjcw1vqbme07w4v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ihl</text:p>
          </table:table-cell>
          <table:table-cell office:value-type="string" calcext:value-type="string">
            <text:p>Peter Dipoli</text:p>
          </table:table-cell>
          <table:table-cell office:value-type="float" office:value="52.762897" calcext:value-type="float">
            <text:p>52.7628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2000" calcext:value-type="float">
            <text:p>22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„Bric Turot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700" calcext:value-type="float">
            <text:p>9700</text:p>
          </table:table-cell>
          <table:table-cell office:value-type="float" office:value="3920" calcext:value-type="float">
            <text:p>3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15mk8x3brs9jj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ric Turot</text:p>
          </table:table-cell>
          <table:table-cell office:value-type="string" calcext:value-type="string">
            <text:p>Prunotto</text:p>
          </table:table-cell>
          <table:table-cell office:value-type="float" office:value="53.977127" calcext:value-type="float">
            <text:p>53.97712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Rotes Bergwerk“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1885" calcext:value-type="float">
            <text:p>18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tvpddgtfj7yt928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Rotes Bergwerk</text:p>
          </table:table-cell>
          <table:table-cell office:value-type="string" calcext:value-type="string">
            <text:p>Kiemberger</text:p>
          </table:table-cell>
          <table:table-cell office:value-type="float" office:value="50.83338" calcext:value-type="float">
            <text:p>50.833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„Bric Turot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700" calcext:value-type="float">
            <text:p>9700</text:p>
          </table:table-cell>
          <table:table-cell office:value-type="float" office:value="3920" calcext:value-type="float">
            <text:p>3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15mk8x3brs9jj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ric Turot</text:p>
          </table:table-cell>
          <table:table-cell office:value-type="string" calcext:value-type="string">
            <text:p>Prunotto</text:p>
          </table:table-cell>
          <table:table-cell office:value-type="float" office:value="53.977127" calcext:value-type="float">
            <text:p>53.9771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ätburgunder GG „Bienenberg“</text:p>
          </table:table-cell>
          <table:table-cell office:value-type="string" calcext:value-type="string">
            <text:p>Bernhard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6400" calcext:value-type="float">
            <text:p>16400</text:p>
          </table:table-cell>
          <table:table-cell office:value-type="float" office:value="7415" calcext:value-type="float">
            <text:p>74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0rag9xfsqhsxe9thdw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ienenberg Spätburgunder GG</text:p>
          </table:table-cell>
          <table:table-cell office:value-type="string" calcext:value-type="string">
            <text:p>Bernhard Huber</text:p>
          </table:table-cell>
          <table:table-cell office:value-type="float" office:value="50.018578" calcext:value-type="float">
            <text:p>50.0185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900" calcext:value-type="float">
            <text:p>11900</text:p>
          </table:table-cell>
          <table:table-cell office:value-type="float" office:value="4930" calcext:value-type="float">
            <text:p>4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4.42216" calcext:value-type="float">
            <text:p>54.422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„Es”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800" calcext:value-type="float">
            <text:p>11800</text:p>
          </table:table-cell>
          <table:table-cell office:value-type="float" office:value="5100" calcext:value-type="float">
            <text:p>5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234" calcext:value-type="float">
            <text:p>50.462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groamaro „Jo”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700" calcext:value-type="float">
            <text:p>11700</text:p>
          </table:table-cell>
          <table:table-cell office:value-type="float" office:value="5100" calcext:value-type="float">
            <text:p>5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Jo</text:p>
          </table:table-cell>
          <table:table-cell office:value-type="string" calcext:value-type="string">
            <text:p>Gianfranco Fino</text:p>
          </table:table-cell>
          <table:table-cell office:value-type="float" office:value="52.229187" calcext:value-type="float">
            <text:p>52.2291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„Se”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900" calcext:value-type="float">
            <text:p>10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mr9qk7xvyawnvh1kmnz79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é</text:p>
          </table:table-cell>
          <table:table-cell office:value-type="string" calcext:value-type="string">
            <text:p>Gianfranco Fino</text:p>
          </table:table-cell>
          <table:table-cell office:value-type="float" office:value="50.523438" calcext:value-type="float">
            <text:p>50.5234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„Diciotto“</text:p>
          </table:table-cell>
          <table:table-cell office:value-type="string" calcext:value-type="string">
            <text:p>Schola Sarm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3434" calcext:value-type="float">
            <text:p>34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jby60mzr381r074xm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ciotto Primitivo</text:p>
          </table:table-cell>
          <table:table-cell office:value-type="string" calcext:value-type="string">
            <text:p>Schola Sarmenti</text:p>
          </table:table-cell>
          <table:table-cell office:value-type="float" office:value="60.176163" calcext:value-type="float">
            <text:p>60.1761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„Diciotto“</text:p>
          </table:table-cell>
          <table:table-cell office:value-type="string" calcext:value-type="string">
            <text:p>Schola Sarm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3434" calcext:value-type="float">
            <text:p>34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jby60mzr381r074xm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ciotto Primitivo</text:p>
          </table:table-cell>
          <table:table-cell office:value-type="string" calcext:value-type="string">
            <text:p>Schola Sarmenti</text:p>
          </table:table-cell>
          <table:table-cell office:value-type="float" office:value="60.176163" calcext:value-type="float">
            <text:p>60.1761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Bio</text:p>
          </table:table-cell>
          <table:table-cell office:value-type="string" calcext:value-type="string">
            <text:p>Col d'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890" calcext:value-type="float">
            <text:p>2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yhpygp62g7w83va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Bio</text:p>
          </table:table-cell>
          <table:table-cell office:value-type="string" calcext:value-type="string">
            <text:p>Col d'Orcia</text:p>
          </table:table-cell>
          <table:table-cell office:value-type="float" office:value="53.199917" calcext:value-type="float">
            <text:p>53.19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Bio</text:p>
          </table:table-cell>
          <table:table-cell office:value-type="string" calcext:value-type="string">
            <text:p>Col d'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2890" calcext:value-type="float">
            <text:p>2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yhpygp62g7w83va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Bio</text:p>
          </table:table-cell>
          <table:table-cell office:value-type="string" calcext:value-type="string">
            <text:p>Col d'Orcia</text:p>
          </table:table-cell>
          <table:table-cell office:value-type="float" office:value="53.199917" calcext:value-type="float">
            <text:p>53.19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i Montalcino Bio</text:p>
          </table:table-cell>
          <table:table-cell office:value-type="string" calcext:value-type="string">
            <text:p>Col d'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ydcf5j21111ckjgq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 Bio</text:p>
          </table:table-cell>
          <table:table-cell office:value-type="string" calcext:value-type="string">
            <text:p>Col d'Orcia</text:p>
          </table:table-cell>
          <table:table-cell office:value-type="float" office:value="50.8339" calcext:value-type="float">
            <text:p>50.83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 „Berardenga“</text:p>
          </table:table-cell>
          <table:table-cell office:value-type="string" calcext:value-type="string">
            <text:p>Fè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0fkk8tgvb4ry5pc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erardenga</text:p>
          </table:table-cell>
          <table:table-cell office:value-type="string" calcext:value-type="string">
            <text:p>Fèlsina</text:p>
          </table:table-cell>
          <table:table-cell office:value-type="float" office:value="50.044968" calcext:value-type="float">
            <text:p>50.0449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„Bussia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900" calcext:value-type="float">
            <text:p>14900</text:p>
          </table:table-cell>
          <table:table-cell office:value-type="float" office:value="6370" calcext:value-type="float">
            <text:p>6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997047" calcext:value-type="float">
            <text:p>42.997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„Bussia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900" calcext:value-type="float">
            <text:p>14900</text:p>
          </table:table-cell>
          <table:table-cell office:value-type="float" office:value="6370" calcext:value-type="float">
            <text:p>6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997047" calcext:value-type="float">
            <text:p>42.997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„Margheria“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700" calcext:value-type="float">
            <text:p>12700</text:p>
          </table:table-cell>
          <table:table-cell office:value-type="float" office:value="5065" calcext:value-type="float">
            <text:p>50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1bzkkbtawsys1e0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Massolino</text:p>
          </table:table-cell>
          <table:table-cell office:value-type="float" office:value="47.803146" calcext:value-type="float">
            <text:p>47.8031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„Margheria“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700" calcext:value-type="float">
            <text:p>12700</text:p>
          </table:table-cell>
          <table:table-cell office:value-type="float" office:value="5065" calcext:value-type="float">
            <text:p>50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1bzkkbtawsys1e0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Massolino</text:p>
          </table:table-cell>
          <table:table-cell office:value-type="float" office:value="47.803146" calcext:value-type="float">
            <text:p>47.8031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Perflabilis“</text:p>
          </table:table-cell>
          <table:table-cell office:value-type="string" calcext:value-type="string">
            <text:p>Griesbau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500" calcext:value-type="float">
            <text:p>15500</text:p>
          </table:table-cell>
          <table:table-cell office:value-type="float" office:value="5510" calcext:value-type="float">
            <text:p>55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e7swjrs3trks81fdr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erflabilis</text:p>
          </table:table-cell>
          <table:table-cell office:value-type="string" calcext:value-type="string">
            <text:p>Griesbauerhof</text:p>
          </table:table-cell>
          <table:table-cell office:value-type="float" office:value="53.82949" calcext:value-type="float">
            <text:p>53.8294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Rotes Bergwerk“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1885" calcext:value-type="float">
            <text:p>18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tvpddgtfj7yt928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Rotes Bergwerk</text:p>
          </table:table-cell>
          <table:table-cell office:value-type="string" calcext:value-type="string">
            <text:p>Kiemberger</text:p>
          </table:table-cell>
          <table:table-cell office:value-type="float" office:value="50.83338" calcext:value-type="float">
            <text:p>50.833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800" calcext:value-type="float">
            <text:p>10800</text:p>
          </table:table-cell>
          <table:table-cell office:value-type="float" office:value="4260" calcext:value-type="float">
            <text:p>4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5003" calcext:value-type="float">
            <text:p>41.250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Voglar“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1645" calcext:value-type="float">
            <text:p>16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51.027824" calcext:value-type="float">
            <text:p>51.0278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Pfaffenegg“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cahm6pkz3np9aca4q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faffenegg Sauvignon</text:p>
          </table:table-cell>
          <table:table-cell office:value-type="string" calcext:value-type="string">
            <text:p>Josmoar</text:p>
          </table:table-cell>
          <table:table-cell office:value-type="float" office:value="45.101025" calcext:value-type="float">
            <text:p>45.101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erva „Kreuzweg“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100" calcext:value-type="float">
            <text:p>18100</text:p>
          </table:table-cell>
          <table:table-cell office:value-type="float" office:value="7875" calcext:value-type="float">
            <text:p>78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41.903038" calcext:value-type="float">
            <text:p>41.9030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erva „Kreuzweg“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100" calcext:value-type="float">
            <text:p>18100</text:p>
          </table:table-cell>
          <table:table-cell office:value-type="float" office:value="7875" calcext:value-type="float">
            <text:p>78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41.903038" calcext:value-type="float">
            <text:p>41.9030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„Pfaffenegg”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320" calcext:value-type="float">
            <text:p>1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ky047nrnmncmgwt9ts0aqn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Pfaffenegg</text:p>
          </table:table-cell>
          <table:table-cell office:value-type="string" calcext:value-type="string">
            <text:p>Josmoar</text:p>
          </table:table-cell>
          <table:table-cell office:value-type="float" office:value="45.587875" calcext:value-type="float">
            <text:p>45.5878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„Cardellino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1445" calcext:value-type="float">
            <text:p>14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485935" calcext:value-type="float">
            <text:p>54.4859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„Cardellino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445" calcext:value-type="float">
            <text:p>14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485935" calcext:value-type="float">
            <text:p>54.4859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Pietro dal Cero“ 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26500" calcext:value-type="float">
            <text:p>26500</text:p>
          </table:table-cell>
          <table:table-cell office:value-type="float" office:value="16700" calcext:value-type="float">
            <text:p>16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Pietro dal Cero“ 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23500" calcext:value-type="float">
            <text:p>23500</text:p>
          </table:table-cell>
          <table:table-cell office:value-type="float" office:value="13900" calcext:value-type="float">
            <text:p>13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Pietro dal Cero“ 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4500" calcext:value-type="float">
            <text:p>24500</text:p>
          </table:table-cell>
          <table:table-cell office:value-type="float" office:value="14800" calcext:value-type="float">
            <text:p>14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Pietro dal Cero“ 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21500" calcext:value-type="float">
            <text:p>21500</text:p>
          </table:table-cell>
          <table:table-cell office:value-type="float" office:value="11900" calcext:value-type="float">
            <text:p>11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ppius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37500" calcext:value-type="float">
            <text:p>37500</text:p>
          </table:table-cell>
          <table:table-cell office:value-type="float" office:value="26400" calcext:value-type="float">
            <text:p>26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795" calcext:value-type="float">
            <text:p>50.9497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ppius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5500" calcext:value-type="float">
            <text:p>35500</text:p>
          </table:table-cell>
          <table:table-cell office:value-type="float" office:value="24600" calcext:value-type="float">
            <text:p>24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795" calcext:value-type="float">
            <text:p>50.9497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ppius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33000" calcext:value-type="float">
            <text:p>33000</text:p>
          </table:table-cell>
          <table:table-cell office:value-type="float" office:value="23080" calcext:value-type="float">
            <text:p>23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795" calcext:value-type="float">
            <text:p>50.9497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1" calcext:value-type="float">
            <text:p>2011</text:p>
          </table:table-cell>
          <table:table-cell office:value-type="float" office:value="28000" calcext:value-type="float">
            <text:p>28000</text:p>
          </table:table-cell>
          <table:table-cell office:value-type="float" office:value="16925" calcext:value-type="float">
            <text:p>169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113724" calcext:value-type="float">
            <text:p>53.1137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500" calcext:value-type="float">
            <text:p>17500</text:p>
          </table:table-cell>
          <table:table-cell office:value-type="float" office:value="8009" calcext:value-type="float">
            <text:p>80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113724" calcext:value-type="float">
            <text:p>53.1137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Pfaffenegg“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cahm6pkz3np9aca4q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faffenegg Sauvignon</text:p>
          </table:table-cell>
          <table:table-cell office:value-type="string" calcext:value-type="string">
            <text:p>Josmoar</text:p>
          </table:table-cell>
          <table:table-cell office:value-type="float" office:value="45.101025" calcext:value-type="float">
            <text:p>45.101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Voglar“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1645" calcext:value-type="float">
            <text:p>16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51.027824" calcext:value-type="float">
            <text:p>51.0278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Barbagòl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cb3x66mxnbmraa1tc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arbagól</text:p>
          </table:table-cell>
          <table:table-cell office:value-type="string" calcext:value-type="string">
            <text:p>Laimburg</text:p>
          </table:table-cell>
          <table:table-cell office:value-type="float" office:value="49.22875" calcext:value-type="float">
            <text:p>49.228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„Unterebner“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44737" calcext:value-type="float">
            <text:p>47.1447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Gries Riserva „Select“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620" calcext:value-type="float">
            <text:p>16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3certg65zfx5y2n2x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elect Gries</text:p>
          </table:table-cell>
          <table:table-cell office:value-type="string" calcext:value-type="string">
            <text:p>Rottensteiner</text:p>
          </table:table-cell>
          <table:table-cell office:value-type="float" office:value="46.409637" calcext:value-type="float">
            <text:p>46.4096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Amperg“</text:p>
          </table:table-cell>
          <table:table-cell office:value-type="string" calcext:value-type="string">
            <text:p>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1390" calcext:value-type="float">
            <text:p>1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4a3mzf19ty8mqf5yj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perg Lagrein Riserva</text:p>
          </table:table-cell>
          <table:table-cell office:value-type="string" calcext:value-type="string">
            <text:p>Klaus Lentsch</text:p>
          </table:table-cell>
          <table:table-cell office:value-type="float" office:value="54.749855" calcext:value-type="float">
            <text:p>54.7498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iserva</text:p>
          </table:table-cell>
          <table:table-cell office:value-type="string" calcext:value-type="string">
            <text:p>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hc0gm7taz9qrtkb2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Prackfol</text:p>
          </table:table-cell>
          <table:table-cell office:value-type="float" office:value="41.021797" calcext:value-type="float">
            <text:p>41.0217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 office:value-type="float" office:value="51.97607" calcext:value-type="float">
            <text:p>51.976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 office:value-type="float" office:value="51.97607" calcext:value-type="float">
            <text:p>51.976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Rose de Manincor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50.38513" calcext:value-type="float">
            <text:p>50.385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Rose de Manincor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50.38513" calcext:value-type="float">
            <text:p>50.385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ghe „Arneis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45" calcext:value-type="float">
            <text:p>11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mnm0t98b0h9xyak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he Arneis</text:p>
          </table:table-cell>
          <table:table-cell office:value-type="string" calcext:value-type="string">
            <text:p>Prunotto</text:p>
          </table:table-cell>
          <table:table-cell office:value-type="float" office:value="41.5757" calcext:value-type="float">
            <text:p>41.57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gana „Brolettino”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2en7jn8f50pc9y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Brolettino</text:p>
          </table:table-cell>
          <table:table-cell office:value-type="string" calcext:value-type="string">
            <text:p>Cà dei Frati</text:p>
          </table:table-cell>
          <table:table-cell office:value-type="float" office:value="55.077812" calcext:value-type="float">
            <text:p>55.077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gana „Brolettino”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2en7jn8f50pc9y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Brolettino</text:p>
          </table:table-cell>
          <table:table-cell office:value-type="string" calcext:value-type="string">
            <text:p>Cà dei Frati</text:p>
          </table:table-cell>
          <table:table-cell office:value-type="float" office:value="55.077812" calcext:value-type="float">
            <text:p>55.077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00" calcext:value-type="float">
            <text:p>57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5003" calcext:value-type="float">
            <text:p>41.250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5003" calcext:value-type="float">
            <text:p>41.250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es Handwerk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rrjhmqjtkewd3vvm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s Handwerk</text:p>
          </table:table-cell>
          <table:table-cell office:value-type="string" calcext:value-type="string">
            <text:p>Kiemberger</text:p>
          </table:table-cell>
          <table:table-cell office:value-type="float" office:value="47.638775" calcext:value-type="float">
            <text:p>47.638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„Nussbaumer“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00" calcext:value-type="float">
            <text:p>5700</text:p>
          </table:table-cell>
          <table:table-cell office:value-type="float" office:value="2110" calcext:value-type="float">
            <text:p>2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43.781193" calcext:value-type="float">
            <text:p>43.7811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„Unterebner“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44737" calcext:value-type="float">
            <text:p>47.1447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ssito Primitivo „Corimei”</text:p>
          </table:table-cell>
          <table:table-cell office:value-type="string" calcext:value-type="string">
            <text:p>Schola Sarm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jb74j6hy1kw57nfck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orimei Primitivo Passito</text:p>
          </table:table-cell>
          <table:table-cell office:value-type="string" calcext:value-type="string">
            <text:p>Schola Sarmenti</text:p>
          </table:table-cell>
          <table:table-cell office:value-type="float" office:value="62.89435" calcext:value-type="float">
            <text:p>62.894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ris Prosecco (Extra Dry)</text:p>
          </table:table-cell>
          <table:table-cell office:value-type="string" calcext:value-type="string">
            <text:p>Sacch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422" calcext:value-type="float">
            <text:p>4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c4775pyjwe045wt7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Sacchetto</text:p>
          </table:table-cell>
          <table:table-cell office:value-type="float" office:value="39.2011" calcext:value-type="float">
            <text:p>39.201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umante „Bella Glamour Zero Zero“</text:p>
          </table:table-cell>
          <table:table-cell office:value-type="string" calcext:value-type="string">
            <text:p>Iris Vigne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fq1m0psd9rqa2j2yw3djzw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ella Glamour ZeroZero</text:p>
          </table:table-cell>
          <table:table-cell office:value-type="string" calcext:value-type="string">
            <text:p>Iris Vigneti</text:p>
          </table:table-cell>
          <table:table-cell office:value-type="float" office:value="47.607784" calcext:value-type="float">
            <text:p>47.6077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kt Brut „Praeclarus“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r2k2v46esnz05v97v3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Noblesse</text:p>
          </table:table-cell>
          <table:table-cell office:value-type="string" calcext:value-type="string">
            <text:p>Kellerei St. Pauls</text:p>
          </table:table-cell>
          <table:table-cell office:value-type="float" office:value="44.25088" calcext:value-type="float">
            <text:p>44.250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kt Brut Rosé</text:p>
          </table:table-cell>
          <table:table-cell office:value-type="string" calcext:value-type="string">
            <text:p>Arunda -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58ae264mdeyrtvah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chilcher Sekt Rosé</text:p>
          </table:table-cell>
          <table:table-cell office:value-type="string" calcext:value-type="string">
            <text:p>Reiterer</text:p>
          </table:table-cell>
          <table:table-cell office:value-type="float" office:value="36.003258" calcext:value-type="float">
            <text:p>36.0032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kt Extra Brut Riserva</text:p>
          </table:table-cell>
          <table:table-cell office:value-type="string" calcext:value-type="string">
            <text:p>Arunda -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qpjnycj93jmb0chbj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</text:p>
          </table:table-cell>
          <table:table-cell office:value-type="string" calcext:value-type="string">
            <text:p>Arunda</text:p>
          </table:table-cell>
          <table:table-cell office:value-type="float" office:value="35.916866" calcext:value-type="float">
            <text:p>35.9168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Riserva Methius 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900" calcext:value-type="float">
            <text:p>6900</text:p>
          </table:table-cell>
          <table:table-cell office:value-type="float" office:value="2780" calcext:value-type="float">
            <text:p>27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631393" calcext:value-type="float">
            <text:p>42.63139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Riserva Methius 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2780" calcext:value-type="float">
            <text:p>27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631393" calcext:value-type="float">
            <text:p>42.6313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secco Brut Rosé Bio</text:p>
          </table:table-cell>
          <table:table-cell office:value-type="string" calcext:value-type="string">
            <text:p>Corvez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595" calcext:value-type="float">
            <text:p>5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1mh4jmqyjqpwqzhgx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io Treviso Prosecco</text:p>
          </table:table-cell>
          <table:table-cell office:value-type="string" calcext:value-type="string">
            <text:p>Corvezzo</text:p>
          </table:table-cell>
          <table:table-cell office:value-type="float" office:value="36.835487" calcext:value-type="float">
            <text:p>36.83548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anciacorta Brut Rosé</text:p>
          </table:table-cell>
          <table:table-cell office:value-type="string" calcext:value-type="string">
            <text:p>Marchese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2550" calcext:value-type="float">
            <text:p>2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xfy7d1674hghvcmf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Franciacorta Brut Rosé</text:p>
          </table:table-cell>
          <table:table-cell office:value-type="string" calcext:value-type="string">
            <text:p>Antinori</text:p>
          </table:table-cell>
          <table:table-cell office:value-type="float" office:value="34.2948" calcext:value-type="float">
            <text:p>34.29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nciacorta Brut Cuvée Prestige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office:value-type="float" office:value="3560" calcext:value-type="float">
            <text:p>35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43.143265" calcext:value-type="float">
            <text:p>43.1432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Brut AOC „Tradition“</text:p>
          </table:table-cell>
          <table:table-cell office:value-type="string" calcext:value-type="string">
            <text:p>Pascal Mach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2195" calcext:value-type="float">
            <text:p>21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twj4dymgdjqx64zbwsq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Tradition Champagne</text:p>
          </table:table-cell>
          <table:table-cell office:value-type="string" calcext:value-type="string">
            <text:p>Pascal Machet</text:p>
          </table:table-cell>
          <table:table-cell office:value-type="float" office:value="45.64276" calcext:value-type="float">
            <text:p>45.642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Brut Riserva „Impérial“</text:p>
          </table:table-cell>
          <table:table-cell office:value-type="string" calcext:value-type="string">
            <text:p>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900" calcext:value-type="float">
            <text:p>10900</text:p>
          </table:table-cell>
          <table:table-cell office:value-type="float" office:value="4410" calcext:value-type="float">
            <text:p>4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6a8275et4gg83c0xh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esérve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46.718643" calcext:value-type="float">
            <text:p>46.7186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„Ice Impérial“</text:p>
          </table:table-cell>
          <table:table-cell office:value-type="string" calcext:value-type="string">
            <text:p>Moët &amp; Chando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6afaamrpd0h6yeyzy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Ice Impérial Demi-Sec</text:p>
          </table:table-cell>
          <table:table-cell office:value-type="string" calcext:value-type="string">
            <text:p>Moët &amp; Chandon</text:p>
          </table:table-cell>
          <table:table-cell office:value-type="float" office:value="46.38352" calcext:value-type="float">
            <text:p>46.3835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Brut „S. Pétersbourg“</text:p>
          </table:table-cell>
          <table:table-cell office:value-type="string" calcext:value-type="string">
            <text:p>Veuve Cli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4790" calcext:value-type="float">
            <text:p>4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vtmcbtxja8zx2ax6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aint-Pétersbourg Brut</text:p>
          </table:table-cell>
          <table:table-cell office:value-type="string" calcext:value-type="string">
            <text:p>Veuve Clicquot</text:p>
          </table:table-cell>
          <table:table-cell office:value-type="float" office:value="50.17083" calcext:value-type="float">
            <text:p>50.170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mpagne „Rich Collection“</text:p>
          </table:table-cell>
          <table:table-cell office:value-type="string" calcext:value-type="string">
            <text:p>Veuve Cli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5300" calcext:value-type="float">
            <text:p>5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v5z8crgkpzj6m4nw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ch Champagne</text:p>
          </table:table-cell>
          <table:table-cell office:value-type="string" calcext:value-type="string">
            <text:p>Veuve Clicquot</text:p>
          </table:table-cell>
          <table:table-cell office:value-type="float" office:value="51.60508" calcext:value-type="float">
            <text:p>51.605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mpagne Premier Bru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4995" calcext:value-type="float">
            <text:p>49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973c7g19dzw388vqskkcs4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</text:p>
          </table:table-cell>
          <table:table-cell office:value-type="string" calcext:value-type="string">
            <text:p>Ruinart</text:p>
          </table:table-cell>
          <table:table-cell office:value-type="float" office:value="37.763237" calcext:value-type="float">
            <text:p>37.7632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mpagne Brut Grand Cru</text:p>
          </table:table-cell>
          <table:table-cell office:value-type="string" calcext:value-type="string">
            <text:p>Perrier Jouë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900" calcext:value-type="float">
            <text:p>14900</text:p>
          </table:table-cell>
          <table:table-cell office:value-type="float" office:value="5050" calcext:value-type="float">
            <text:p>5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mghj9f4c14wg390v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Brut</text:p>
          </table:table-cell>
          <table:table-cell office:value-type="string" calcext:value-type="string">
            <text:p>Perrier-Jouët</text:p>
          </table:table-cell>
          <table:table-cell office:value-type="float" office:value="49.982994" calcext:value-type="float">
            <text:p>49.9829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Vintage</text:p>
          </table:table-cell>
          <table:table-cell office:value-type="string" calcext:value-type="string">
            <text:p>Dom Pé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9000" calcext:value-type="float">
            <text:p>39000</text:p>
          </table:table-cell>
          <table:table-cell office:value-type="float" office:value="19950" calcext:value-type="float">
            <text:p>199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4.602543" calcext:value-type="float">
            <text:p>44.6025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„Belle Epoque”</text:p>
          </table:table-cell>
          <table:table-cell office:value-type="string" calcext:value-type="string">
            <text:p>Perrier Jouët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9000" calcext:value-type="float">
            <text:p>99000</text:p>
          </table:table-cell>
          <table:table-cell office:value-type="float" office:value="53600" calcext:value-type="float">
            <text:p>53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elle Epoque Brut</text:p>
          </table:table-cell>
          <table:table-cell office:value-type="string" calcext:value-type="string">
            <text:p>Perrier-Jouët</text:p>
          </table:table-cell>
          <table:table-cell office:value-type="float" office:value="56.594467" calcext:value-type="float">
            <text:p>56.5944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’Pom Apfelsekt Dry</text:p>
          </table:table-cell>
          <table:table-cell office:value-type="string" calcext:value-type="string">
            <text:p>Pur Südti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495" calcext:value-type="float">
            <text:p>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486vpxfgb6d406kmaqt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vom Zweigelt</text:p>
          </table:table-cell>
          <table:table-cell office:value-type="string" calcext:value-type="string">
            <text:p>Puhr</text:p>
          </table:table-cell>
          <table:table-cell office:value-type="float" office:value="17.168818" calcext:value-type="float">
            <text:p>17.1688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’Pom Apfelsekt Rosé Dry</text:p>
          </table:table-cell>
          <table:table-cell office:value-type="string" calcext:value-type="string">
            <text:p>Pur Südti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495" calcext:value-type="float">
            <text:p>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486vpxfgb6d406kmaqt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vom Zweigelt</text:p>
          </table:table-cell>
          <table:table-cell office:value-type="string" calcext:value-type="string">
            <text:p>Puhr</text:p>
          </table:table-cell>
          <table:table-cell office:value-type="float" office:value="20.09666" calcext:value-type="float">
            <text:p>20.096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ra’S (Williams Birne)</text:p>
          </table:table-cell>
          <table:table-cell office:value-type="string" calcext:value-type="string">
            <text:p>Ro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fxnejzgy14me76nbbb7b4z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+B</text:p>
          </table:table-cell>
          <table:table-cell office:value-type="string" calcext:value-type="string">
            <text:p>Roger Roessler</text:p>
          </table:table-cell>
          <table:table-cell office:value-type="float" office:value="17.221159" calcext:value-type="float">
            <text:p>17.2211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Ris. „Tecum“ 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4410" calcext:value-type="float">
            <text:p>4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g9rwheq6gt9kqzd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Tecum</text:p>
          </table:table-cell>
          <table:table-cell office:value-type="string" calcext:value-type="string">
            <text:p>Castelfeder</text:p>
          </table:table-cell>
          <table:table-cell office:value-type="float" office:value="37.212776" calcext:value-type="float">
            <text:p>37.2127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Ris. „Vorberg“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0800" calcext:value-type="float">
            <text:p>10800</text:p>
          </table:table-cell>
          <table:table-cell office:value-type="float" office:value="4580" calcext:value-type="float">
            <text:p>45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733295" calcext:value-type="float">
            <text:p>36.7332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Ris. „Vorberg“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0800" calcext:value-type="float">
            <text:p>10800</text:p>
          </table:table-cell>
          <table:table-cell office:value-type="float" office:value="4580" calcext:value-type="float">
            <text:p>45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733295" calcext:value-type="float">
            <text:p>36.7332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Lafóa“ 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100" calcext:value-type="float">
            <text:p>10100</text:p>
          </table:table-cell>
          <table:table-cell office:value-type="float" office:value="4180" calcext:value-type="float">
            <text:p>4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34412" calcext:value-type="float">
            <text:p>35.0344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St. Valentin“ 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200" calcext:value-type="float">
            <text:p>10200</text:p>
          </table:table-cell>
          <table:table-cell office:value-type="float" office:value="4280" calcext:value-type="float">
            <text:p>42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5.898853" calcext:value-type="float">
            <text:p>45.8988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Lieben Aich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9240" calcext:value-type="float">
            <text:p>9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60955" calcext:value-type="float">
            <text:p>48.5609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vée „Misto Mare“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4" calcext:value-type="float">
            <text:p>2024</text:p>
          </table:table-cell>
          <table:table-cell office:value-type="float" office:value="5000" calcext:value-type="float">
            <text:p>5000</text:p>
          </table:table-cell>
          <table:table-cell office:value-type="float" office:value="1605" calcext:value-type="float">
            <text:p>16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hwq9dvtf7yd5bs2b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J Feinherb</text:p>
          </table:table-cell>
          <table:table-cell office:value-type="string" calcext:value-type="string">
            <text:p>Alois Schmitt</text:p>
          </table:table-cell>
          <table:table-cell office:value-type="float" office:value="20.152645" calcext:value-type="float">
            <text:p>20.15264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rlaner Klassis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50" calcext:value-type="float">
            <text:p>2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72233" calcext:value-type="float">
            <text:p>39.9722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Contessa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2920" calcext:value-type="float">
            <text:p>2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774727" calcext:value-type="float">
            <text:p>41.7747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Contessa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2920" calcext:value-type="float">
            <text:p>2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774727" calcext:value-type="float">
            <text:p>41.77472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 „DJJ“ Riserva 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700" calcext:value-type="float">
            <text:p>11700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y3snbphhqgs0z1mswx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rada Ta Fangu Syrah - Mourvedre Rizerva</text:p>
          </table:table-cell>
          <table:table-cell office:value-type="string" calcext:value-type="string">
            <text:p>San Niklaw</text:p>
          </table:table-cell>
          <table:table-cell office:value-type="float" office:value="19.376013" calcext:value-type="float">
            <text:p>19.3760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ebenstein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1800" calcext:value-type="float">
            <text:p>11800</text:p>
          </table:table-cell>
          <table:table-cell office:value-type="float" office:value="4900" calcext:value-type="float">
            <text:p>4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jygx58ykqy03mdzyn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benstein Bio</text:p>
          </table:table-cell>
          <table:table-cell office:value-type="string" calcext:value-type="string">
            <text:p>Baron Longo</text:p>
          </table:table-cell>
          <table:table-cell office:value-type="float" office:value="43.50698" calcext:value-type="float">
            <text:p>43.506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. „Klassisch“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900" calcext:value-type="float">
            <text:p>10900</text:p>
          </table:table-cell>
          <table:table-cell office:value-type="float" office:value="4540" calcext:value-type="float">
            <text:p>4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072945" calcext:value-type="float">
            <text:p>37.0729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. „Abtei Muri“ 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500" calcext:value-type="float">
            <text:p>12500</text:p>
          </table:table-cell>
          <table:table-cell office:value-type="float" office:value="3979" calcext:value-type="float">
            <text:p>39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Muri Gries</text:p>
          </table:table-cell>
          <table:table-cell office:value-type="float" office:value="47.073597" calcext:value-type="float">
            <text:p>47.0735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. „Tor di Lupo” 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5850" calcext:value-type="float">
            <text:p>58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41.391205" calcext:value-type="float">
            <text:p>41.3912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Ris. „DJJ“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5100" calcext:value-type="float">
            <text:p>15100</text:p>
          </table:table-cell>
          <table:table-cell office:value-type="float" office:value="7300" calcext:value-type="float">
            <text:p>7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wbm62hz7jpptxfe89f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Niklaus Wittwer</text:p>
          </table:table-cell>
          <table:table-cell office:value-type="float" office:value="22.026503" calcext:value-type="float">
            <text:p>22.0265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S. Ris. „Klassisch“ 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100" calcext:value-type="float">
            <text:p>11100</text:p>
          </table:table-cell>
          <table:table-cell office:value-type="float" office:value="4790" calcext:value-type="float">
            <text:p>4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trncp5g780amnsmf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.Maddalena</text:p>
          </table:table-cell>
          <table:table-cell office:value-type="string" calcext:value-type="string">
            <text:p>Wassererhof</text:p>
          </table:table-cell>
          <table:table-cell office:value-type="float" office:value="34.44147" calcext:value-type="float">
            <text:p>34.441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l Conte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7900" calcext:value-type="float">
            <text:p>7900</text:p>
          </table:table-cell>
          <table:table-cell office:value-type="float" office:value="2920" calcext:value-type="float">
            <text:p>2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0.786423" calcext:value-type="float">
            <text:p>40.786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passo della Valpolicella 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0800" calcext:value-type="float">
            <text:p>10800</text:p>
          </table:table-cell>
          <table:table-cell office:value-type="float" office:value="4160" calcext:value-type="float">
            <text:p>4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tvbfejdsejafzx05c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</text:p>
          </table:table-cell>
          <table:table-cell office:value-type="string" calcext:value-type="string">
            <text:p>Secondo Marco</text:p>
          </table:table-cell>
          <table:table-cell office:value-type="float" office:value="49.543915" calcext:value-type="float">
            <text:p>49.5439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Rosso dei Notri“ </text:p>
          </table:table-cell>
          <table:table-cell office:value-type="string" calcext:value-type="string">
            <text:p>Tua Rit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2585" calcext:value-type="float">
            <text:p>25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er97f6tb7drkkw33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i Notri</text:p>
          </table:table-cell>
          <table:table-cell office:value-type="string" calcext:value-type="string">
            <text:p>Tua Rita</text:p>
          </table:table-cell>
          <table:table-cell office:value-type="float" office:value="52.611313" calcext:value-type="float">
            <text:p>52.6113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gheri Sup. „Villa Donoratico“ 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4800" calcext:value-type="float">
            <text:p>14800</text:p>
          </table:table-cell>
          <table:table-cell office:value-type="float" office:value="6005" calcext:value-type="float">
            <text:p>60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m9s048vhn3xe8t9z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illa Donoratico</text:p>
          </table:table-cell>
          <table:table-cell office:value-type="string" calcext:value-type="string">
            <text:p>Tenuta Argentiera</text:p>
          </table:table-cell>
          <table:table-cell office:value-type="float" office:value="49.404118" calcext:value-type="float">
            <text:p>49.40411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Ris. „Löwengang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900" calcext:value-type="float">
            <text:p>17900</text:p>
          </table:table-cell>
          <table:table-cell office:value-type="float" office:value="9845" calcext:value-type="float">
            <text:p>98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8.24388" calcext:value-type="float">
            <text:p>58.243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erva „Troy“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1500" calcext:value-type="float">
            <text:p>21500</text:p>
          </table:table-cell>
          <table:table-cell office:value-type="float" office:value="11970" calcext:value-type="float">
            <text:p>119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oy</text:p>
          </table:table-cell>
          <table:table-cell office:value-type="string" calcext:value-type="string">
            <text:p>Tramin</text:p>
          </table:table-cell>
          <table:table-cell office:value-type="float" office:value="38.559166" calcext:value-type="float">
            <text:p>38.5591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. „Porphyr“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6800" calcext:value-type="float">
            <text:p>16800</text:p>
          </table:table-cell>
          <table:table-cell office:value-type="float" office:value="7930" calcext:value-type="float">
            <text:p>7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742958" calcext:value-type="float">
            <text:p>45.74295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. „Taber“ 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6550" calcext:value-type="float">
            <text:p>6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2.15546" calcext:value-type="float">
            <text:p>32.155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. „Weingarten Klosteranger“ 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64.41021" calcext:value-type="float">
            <text:p>64.4102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. „Weingarten Klosteranger“ 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64.41021" calcext:value-type="float">
            <text:p>64.41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7000" calcext:value-type="float">
            <text:p>27000</text:p>
          </table:table-cell>
          <table:table-cell office:value-type="float" office:value="9320" calcext:value-type="float">
            <text:p>9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072945" calcext:value-type="float">
            <text:p>37.072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. „LONA“ 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ona</text:p>
          </table:table-cell>
          <table:table-cell office:value-type="string" calcext:value-type="string">
            <text:p>Kellerei St. Pauls</text:p>
          </table:table-cell>
          <table:table-cell office:value-type="float" office:value="29.09982" calcext:value-type="float">
            <text:p>29.09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position „Reif“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4000" calcext:value-type="float">
            <text:p>24000</text:p>
          </table:table-cell>
          <table:table-cell office:value-type="float" office:value="7470" calcext:value-type="float">
            <text:p>7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245102" calcext:value-type="float">
            <text:p>45.24510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rone della Valpolicella „Selezione Benedetto Speri“ 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30500" calcext:value-type="float">
            <text:p>30500</text:p>
          </table:table-cell>
          <table:table-cell office:value-type="float" office:value="17710" calcext:value-type="float">
            <text:p>177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113724" calcext:value-type="float">
            <text:p>53.1137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1500" calcext:value-type="float">
            <text:p>31500</text:p>
          </table:table-cell>
          <table:table-cell office:value-type="float" office:value="20300" calcext:value-type="float">
            <text:p>20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x1pq3nb7tbcms1x4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Tignanello</text:p>
          </table:table-cell>
          <table:table-cell office:value-type="string" calcext:value-type="string">
            <text:p>Antinori</text:p>
          </table:table-cell>
          <table:table-cell office:value-type="float" office:value="37.923035" calcext:value-type="float">
            <text:p>37.9230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burgunder „Steil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740" calcext:value-type="float">
            <text:p>7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4px55sz0z0rxasp2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Kellerei St. Pauls</text:p>
          </table:table-cell>
          <table:table-cell office:value-type="float" office:value="25.676983" calcext:value-type="float">
            <text:p>25.6769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burgunder „Klassisch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175" calcext:value-type="float">
            <text:p>11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t3a3epvped0g2k5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Wassererhof</text:p>
          </table:table-cell>
          <table:table-cell office:value-type="float" office:value="36.681316" calcext:value-type="float">
            <text:p>36.6813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burgunder „Klassisch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175" calcext:value-type="float">
            <text:p>11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t3a3epvped0g2k5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Wassererhof</text:p>
          </table:table-cell>
          <table:table-cell office:value-type="float" office:value="36.681316" calcext:value-type="float">
            <text:p>36.6813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burgunder Ris. „Salamander“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gsy3z0wqjgxq9rwtv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Weingut Niklas Rückrich</text:p>
          </table:table-cell>
          <table:table-cell office:value-type="float" office:value="24.788317" calcext:value-type="float">
            <text:p>24.7883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„Sirmian“</text:p>
          </table:table-cell>
          <table:table-cell office:value-type="string" calcext:value-type="string">
            <text:p>Nals/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0463" calcext:value-type="float">
            <text:p>50.9704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„Sirmian“</text:p>
          </table:table-cell>
          <table:table-cell office:value-type="string" calcext:value-type="string">
            <text:p>Nals/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0463" calcext:value-type="float">
            <text:p>50.97046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burgunder Ris. „Vorberg“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140" calcext:value-type="float">
            <text:p>21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733295" calcext:value-type="float">
            <text:p>36.7332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Ris. „Sanctissimus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700" calcext:value-type="float">
            <text:p>5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zpdhbe29x72eh5m9k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Riserva Sanctissimus</text:p>
          </table:table-cell>
          <table:table-cell office:value-type="string" calcext:value-type="string">
            <text:p>Kellerei St. Pauls</text:p>
          </table:table-cell>
          <table:table-cell office:value-type="float" office:value="29.930943" calcext:value-type="float">
            <text:p>29.9309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„Somereto“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600" calcext:value-type="float">
            <text:p>3600</text:p>
          </table:table-cell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8f331y2sf9rtd0b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mereto</text:p>
          </table:table-cell>
          <table:table-cell office:value-type="string" calcext:value-type="string">
            <text:p>Kellerei Andrian</text:p>
          </table:table-cell>
          <table:table-cell office:value-type="float" office:value="34.288418" calcext:value-type="float">
            <text:p>34.28841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. „Burgum Novum“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1985" calcext:value-type="float">
            <text:p>19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g77fhrj2s1gzrq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080124" calcext:value-type="float">
            <text:p>45.0801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. „Belasy“</text:p>
          </table:table-cell>
          <table:table-cell office:value-type="string" calcext:value-type="string">
            <text:p>Schloss Engl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2230" calcext:value-type="float">
            <text:p>22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elasy</text:p>
          </table:table-cell>
          <table:table-cell office:value-type="string" calcext:value-type="string">
            <text:p>Schloss Englar</text:p>
          </table:table-cell>
          <table:table-cell office:value-type="float" office:value="48.33012" calcext:value-type="float">
            <text:p>48.330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. „Baron Salvadori“</text:p>
          </table:table-cell>
          <table:table-cell office:value-type="string" calcext:value-type="string">
            <text:p>Nals/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8.849022" calcext:value-type="float">
            <text:p>58.8490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rdonnay „Langenstein“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300" calcext:value-type="float">
            <text:p>8300</text:p>
          </table:table-cell>
          <table:table-cell office:value-type="float" office:value="3900" calcext:value-type="float">
            <text:p>3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5qe4nckhw5r452d6jn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ngenstein</text:p>
          </table:table-cell>
          <table:table-cell office:value-type="string" calcext:value-type="string">
            <text:p>Baron Longo</text:p>
          </table:table-cell>
          <table:table-cell office:value-type="float" office:value="46.798218" calcext:value-type="float">
            <text:p>46.79821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Ris. „Löwengang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900" calcext:value-type="float">
            <text:p>10900</text:p>
          </table:table-cell>
          <table:table-cell office:value-type="float" office:value="4495" calcext:value-type="float">
            <text:p>4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8.24388" calcext:value-type="float">
            <text:p>58.243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Riserva „Troy”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100" calcext:value-type="float">
            <text:p>14100</text:p>
          </table:table-cell>
          <table:table-cell office:value-type="float" office:value="5660" calcext:value-type="float">
            <text:p>56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oy</text:p>
          </table:table-cell>
          <table:table-cell office:value-type="string" calcext:value-type="string">
            <text:p>Tramin</text:p>
          </table:table-cell>
          <table:table-cell office:value-type="float" office:value="38.559166" calcext:value-type="float">
            <text:p>38.5591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erva „Vigna Au”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6075" calcext:value-type="float">
            <text:p>60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833595" calcext:value-type="float">
            <text:p>39.8335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Mock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84" calcext:value-type="float">
            <text:p>9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jz7gye66gy86pdw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ock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5.482231" calcext:value-type="float">
            <text:p>25.48223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„Klassisch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tws4v2jkddvgnpjr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Laimburg</text:p>
          </table:table-cell>
          <table:table-cell office:value-type="float" office:value="30.088152" calcext:value-type="float">
            <text:p>30.0881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„Klassisch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tws4v2jkddvgnpjr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Laimburg</text:p>
          </table:table-cell>
          <table:table-cell office:value-type="float" office:value="30.088152" calcext:value-type="float">
            <text:p>30.0881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800“</text:p>
          </table:table-cell>
          <table:table-cell office:value-type="string" calcext:value-type="string">
            <text:p>Andreas Berger – Thurn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v14szt7vc96x08jm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800</text:p>
          </table:table-cell>
          <table:table-cell office:value-type="string" calcext:value-type="string">
            <text:p>Thurnhof</text:p>
          </table:table-cell>
          <table:table-cell office:value-type="float" office:value="40.510605" calcext:value-type="float">
            <text:p>40.5106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Lafóa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1889" calcext:value-type="float">
            <text:p>18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34412" calcext:value-type="float">
            <text:p>35.0344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St. Valentin“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910" calcext:value-type="float">
            <text:p>19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5.898853" calcext:value-type="float">
            <text:p>45.8988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St. Valentin“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500" calcext:value-type="float">
            <text:p>5500</text:p>
          </table:table-cell>
          <table:table-cell office:value-type="float" office:value="1910" calcext:value-type="float">
            <text:p>19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5.898853" calcext:value-type="float">
            <text:p>45.8988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Schalenstein“</text:p>
          </table:table-cell>
          <table:table-cell office:value-type="string" calcext:value-type="string">
            <text:p>Luis W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2080" calcext:value-type="float">
            <text:p>2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55y3vkc0xwswjtptgg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Schalenstein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23.764046" calcext:value-type="float">
            <text:p>23.7640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Lieben Aich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900" calcext:value-type="float">
            <text:p>10900</text:p>
          </table:table-cell>
          <table:table-cell office:value-type="float" office:value="4545" calcext:value-type="float">
            <text:p>45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60955" calcext:value-type="float">
            <text:p>48.5609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„Lieben Aich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900" calcext:value-type="float">
            <text:p>10900</text:p>
          </table:table-cell>
          <table:table-cell office:value-type="float" office:value="4545" calcext:value-type="float">
            <text:p>45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60955" calcext:value-type="float">
            <text:p>48.5609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„Aristos“</text:p>
          </table:table-cell>
          <table:table-cell office:value-type="string" calcext:value-type="string">
            <text:p>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abpqzdqpn4ytpfre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6.336317" calcext:value-type="float">
            <text:p>26.3363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„Paula“</text:p>
          </table:table-cell>
          <table:table-cell office:value-type="string" calcext:value-type="string">
            <text:p>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555" calcext:value-type="float">
            <text:p>15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rfj7kqe4vemvtv5e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aula Bio</text:p>
          </table:table-cell>
          <table:table-cell office:value-type="string" calcext:value-type="string">
            <text:p>Weingut Röck</text:p>
          </table:table-cell>
          <table:table-cell office:value-type="float" office:value="25.202692" calcext:value-type="float">
            <text:p>25.20269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esling „Falkenstein“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580" calcext:value-type="float">
            <text:p>15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ay4zbkrhchknmkzn6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lkensteiner Hofberg Riesling Auslese</text:p>
          </table:table-cell>
          <table:table-cell office:value-type="string" calcext:value-type="string">
            <text:p>Hofgut Falkenstein</text:p>
          </table:table-cell>
          <table:table-cell office:value-type="float" office:value="31.328217" calcext:value-type="float">
            <text:p>31.3282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„Sonnweiler“ Bio</text:p>
          </table:table-cell>
          <table:table-cell office:value-type="string" calcext:value-type="string">
            <text:p>Sonnwei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715" calcext:value-type="float">
            <text:p>7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dqmnx5bvrak4ekmexm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onnweiler</text:p>
          </table:table-cell>
          <table:table-cell office:value-type="float" office:value="42.0536" calcext:value-type="float">
            <text:p>42.05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„Meanberg“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" calcext:value-type="float">
            <text:p>42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2twsfbxkxsqhtbnvh0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anberg</text:p>
          </table:table-cell>
          <table:table-cell office:value-type="string" calcext:value-type="string">
            <text:p>Baron Longo</text:p>
          </table:table-cell>
          <table:table-cell office:value-type="float" office:value="42.66291" calcext:value-type="float">
            <text:p>42.662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„Meanberg“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2twsfbxkxsqhtbnvh0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anberg</text:p>
          </table:table-cell>
          <table:table-cell office:value-type="string" calcext:value-type="string">
            <text:p>Baron Longo</text:p>
          </table:table-cell>
          <table:table-cell office:value-type="float" office:value="42.66291" calcext:value-type="float">
            <text:p>42.662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„Castel Ringberg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0.26142" calcext:value-type="float">
            <text:p>60.261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„Kleinstein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270" calcext:value-type="float">
            <text:p>12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k2tjkzzzwr5dgwy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leinstei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4.13951" calcext:value-type="float">
            <text:p>34.139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„Gols“</text:p>
          </table:table-cell>
          <table:table-cell office:value-type="string" calcext:value-type="string">
            <text:p>Grie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420" calcext:value-type="float">
            <text:p>14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fjvjs53hg5zq2j7xp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s Eisacktal Gewürztraminer</text:p>
          </table:table-cell>
          <table:table-cell office:value-type="string" calcext:value-type="string">
            <text:p>Griesserhof</text:p>
          </table:table-cell>
          <table:table-cell office:value-type="float" office:value="41.554543" calcext:value-type="float">
            <text:p>41.5545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Orange „Norèy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7800" calcext:value-type="float">
            <text:p>17800</text:p>
          </table:table-cell>
          <table:table-cell office:value-type="float" office:value="8980" calcext:value-type="float">
            <text:p>8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twhv1qxfs6x7kqc0t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èy</text:p>
          </table:table-cell>
          <table:table-cell office:value-type="string" calcext:value-type="string">
            <text:p>Laimburg</text:p>
          </table:table-cell>
          <table:table-cell office:value-type="float" office:value="37.208534" calcext:value-type="float">
            <text:p>37.2085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üller Thurgau „Petra“</text:p>
          </table:table-cell>
          <table:table-cell office:value-type="string" calcext:value-type="string">
            <text:p>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260" calcext:value-type="float">
            <text:p>1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mxvtmhab6j32ry002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Weingut Röck</text:p>
          </table:table-cell>
          <table:table-cell office:value-type="float" office:value="27.296024" calcext:value-type="float">
            <text:p>27.2960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rner „Aristos“</text:p>
          </table:table-cell>
          <table:table-cell office:value-type="string" calcext:value-type="string">
            <text:p>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9.846287" calcext:value-type="float">
            <text:p>29.8462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isacktaler Sylvaner „Gols“</text:p>
          </table:table-cell>
          <table:table-cell office:value-type="string" calcext:value-type="string">
            <text:p>Grie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fjvjs53hg5zq2j7xp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s Eisacktal Gewürztraminer</text:p>
          </table:table-cell>
          <table:table-cell office:value-type="string" calcext:value-type="string">
            <text:p>Griesserhof</text:p>
          </table:table-cell>
          <table:table-cell office:value-type="float" office:value="46.09626" calcext:value-type="float">
            <text:p>46.096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isacktaler Veltliner „Rigger“</text:p>
          </table:table-cell>
          <table:table-cell office:value-type="string" calcext:value-type="string">
            <text:p>Grie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278" calcext:value-type="float">
            <text:p>12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gt9ayde5263nsenyw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gger</text:p>
          </table:table-cell>
          <table:table-cell office:value-type="string" calcext:value-type="string">
            <text:p>Griesserhof</text:p>
          </table:table-cell>
          <table:table-cell office:value-type="float" office:value="44.03182" calcext:value-type="float">
            <text:p>44.03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.N. 04 „Bronner“ Bio</text:p>
          </table:table-cell>
          <table:table-cell office:value-type="string" calcext:value-type="string">
            <text:p>Hof Gand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" calcext:value-type="float">
            <text:p>5000</text:p>
          </table:table-cell>
          <table:table-cell office:value-type="float" office:value="1730" calcext:value-type="float">
            <text:p>17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3pvcxfmprz7nzz7mv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.N. 04 Bronner</text:p>
          </table:table-cell>
          <table:table-cell office:value-type="string" calcext:value-type="string">
            <text:p>Thomas Niedermayr - Hof Gandberg</text:p>
          </table:table-cell>
          <table:table-cell office:value-type="float" office:value="55.841133" calcext:value-type="float">
            <text:p>55.8411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laris „Initium“</text:p>
          </table:table-cell>
          <table:table-cell office:value-type="string" calcext:value-type="string">
            <text:p>Vinvent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fpr9d5dpvdp1ry2gnkk06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Initium Bio</text:p>
          </table:table-cell>
          <table:table-cell office:value-type="string" calcext:value-type="string">
            <text:p>Vinventum</text:p>
          </table:table-cell>
          <table:table-cell office:value-type="float" office:value="53.418594" calcext:value-type="float">
            <text:p>53.4185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laris „Initium“</text:p>
          </table:table-cell>
          <table:table-cell office:value-type="string" calcext:value-type="string">
            <text:p>Vinvent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fpr9d5dpvdp1ry2gnkk06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Initium Bio</text:p>
          </table:table-cell>
          <table:table-cell office:value-type="string" calcext:value-type="string">
            <text:p>Vinventum</text:p>
          </table:table-cell>
          <table:table-cell office:value-type="float" office:value="53.418594" calcext:value-type="float">
            <text:p>53.4185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vée „Felix Anton“ Bio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6g00b9m2kq3ec2ehfgw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elix Anton Rosé</text:p>
          </table:table-cell>
          <table:table-cell office:value-type="string" calcext:value-type="string">
            <text:p>Baron Longo</text:p>
          </table:table-cell>
          <table:table-cell office:value-type="float" office:value="48.091293" calcext:value-type="float">
            <text:p>48.0912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immer Collection „Castel Juval“</text:p>
          </table:table-cell>
          <table:table-cell office:value-type="string" calcext:value-type="string">
            <text:p>Unterort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vwz40swxpa0pf74wx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5.34158" calcext:value-type="float">
            <text:p>45.341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Blanc „Elisa“</text:p>
          </table:table-cell>
          <table:table-cell office:value-type="string" calcext:value-type="string">
            <text:p>Castel Sal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6gpa9m3pff9p20t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lisa Cuvée</text:p>
          </table:table-cell>
          <table:table-cell office:value-type="string" calcext:value-type="string">
            <text:p>Castel Sallegg</text:p>
          </table:table-cell>
          <table:table-cell office:value-type="float" office:value="51.075516" calcext:value-type="float">
            <text:p>51.0755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Gloria Dei“</text:p>
          </table:table-cell>
          <table:table-cell office:value-type="string" calcext:value-type="string">
            <text:p>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10" calcext:value-type="float">
            <text:p>1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9qy8b3ma5exsekcy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oria Dei</text:p>
          </table:table-cell>
          <table:table-cell office:value-type="string" calcext:value-type="string">
            <text:p>Eichenstein</text:p>
          </table:table-cell>
          <table:table-cell office:value-type="float" office:value="44.91036" calcext:value-type="float">
            <text:p>44.910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Gloria Dei“</text:p>
          </table:table-cell>
          <table:table-cell office:value-type="string" calcext:value-type="string">
            <text:p>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10" calcext:value-type="float">
            <text:p>1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9qy8b3ma5exsekcy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oria Dei</text:p>
          </table:table-cell>
          <table:table-cell office:value-type="string" calcext:value-type="string">
            <text:p>Eichenstein</text:p>
          </table:table-cell>
          <table:table-cell office:value-type="float" office:value="44.91036" calcext:value-type="float">
            <text:p>44.910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Baronesse“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225" calcext:value-type="float">
            <text:p>12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dqpd00aahv8twpb1n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esse</text:p>
          </table:table-cell>
          <table:table-cell office:value-type="string" calcext:value-type="string">
            <text:p>Andreas Baron Widmann</text:p>
          </table:table-cell>
          <table:table-cell office:value-type="float" office:value="43.730442" calcext:value-type="float">
            <text:p>43.73044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rlaner Klassis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72233" calcext:value-type="float">
            <text:p>39.97223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rlaner Klassis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72233" calcext:value-type="float">
            <text:p>39.9722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La Contessa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355" calcext:value-type="float">
            <text:p>1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774727" calcext:value-type="float">
            <text:p>41.77472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 „DJJ“ Riserva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y3snbphhqgs0z1mswx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rada Ta Fangu Syrah - Mourvedre Rizerva</text:p>
          </table:table-cell>
          <table:table-cell office:value-type="string" calcext:value-type="string">
            <text:p>San Niklaw</text:p>
          </table:table-cell>
          <table:table-cell office:value-type="float" office:value="19.376013" calcext:value-type="float">
            <text:p>19.3760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 „DJJ“ Riserva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600" calcext:value-type="float">
            <text:p>56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y3snbphhqgs0z1mswx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rada Ta Fangu Syrah - Mourvedre Rizerva</text:p>
          </table:table-cell>
          <table:table-cell office:value-type="string" calcext:value-type="string">
            <text:p>San Niklaw</text:p>
          </table:table-cell>
          <table:table-cell office:value-type="float" office:value="19.376013" calcext:value-type="float">
            <text:p>19.3760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ichberg</text:p>
          </table:table-cell>
          <table:table-cell office:value-type="string" calcext:value-type="string">
            <text:p>Kornell</text:p>
          </table:table-cell>
          <table:table-cell office:value-type="float" office:value="33.161636" calcext:value-type="float">
            <text:p>33.1616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ichberg</text:p>
          </table:table-cell>
          <table:table-cell office:value-type="string" calcext:value-type="string">
            <text:p>Kornell</text:p>
          </table:table-cell>
          <table:table-cell office:value-type="float" office:value="33.161636" calcext:value-type="float">
            <text:p>33.1616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oline Bio</text:p>
          </table:table-cell>
          <table:table-cell office:value-type="string" calcext:value-type="string">
            <text:p>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1.696487" calcext:value-type="float">
            <text:p>41.696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oline Bio</text:p>
          </table:table-cell>
          <table:table-cell office:value-type="string" calcext:value-type="string">
            <text:p>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1.696487" calcext:value-type="float">
            <text:p>41.696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Liebenstein“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jygx58ykqy03mdzyn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benstein Bio</text:p>
          </table:table-cell>
          <table:table-cell office:value-type="string" calcext:value-type="string">
            <text:p>Baron Longo</text:p>
          </table:table-cell>
          <table:table-cell office:value-type="float" office:value="43.50698" calcext:value-type="float">
            <text:p>43.506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vée „Amistar“ Weiss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</text:p>
          </table:table-cell>
          <table:table-cell office:value-type="string" calcext:value-type="string">
            <text:p>Peter Sölva</text:p>
          </table:table-cell>
          <table:table-cell office:value-type="float" office:value="44.170803" calcext:value-type="float">
            <text:p>44.17080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vée „Nova Domus“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3979" calcext:value-type="float">
            <text:p>39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05761" calcext:value-type="float">
            <text:p>45.057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 „Casòn Hirschprunn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890" calcext:value-type="float">
            <text:p>2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qrwy7avzq84ht85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òn Hirschprunn Rosso Bio</text:p>
          </table:table-cell>
          <table:table-cell office:value-type="string" calcext:value-type="string">
            <text:p>Alois Lageder</text:p>
          </table:table-cell>
          <table:table-cell office:value-type="float" office:value="60.39066" calcext:value-type="float">
            <text:p>60.390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 „Viribus Unitis“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900" calcext:value-type="float">
            <text:p>10900</text:p>
          </table:table-cell>
          <table:table-cell office:value-type="float" office:value="4455" calcext:value-type="float">
            <text:p>44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xbb3hjpbymfxs23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tterberg Weiss</text:p>
          </table:table-cell>
          <table:table-cell office:value-type="string" calcext:value-type="string">
            <text:p>Kiemberger</text:p>
          </table:table-cell>
          <table:table-cell office:value-type="float" office:value="36.71482" calcext:value-type="float">
            <text:p>36.7148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vée „TAL 1930“ Weiss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900" calcext:value-type="float">
            <text:p>12900</text:p>
          </table:table-cell>
          <table:table-cell office:value-type="float" office:value="5400" calcext:value-type="float">
            <text:p>5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2.3078" calcext:value-type="float">
            <text:p>22.30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 „Beyond the Clouds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800" calcext:value-type="float">
            <text:p>13800</text:p>
          </table:table-cell>
          <table:table-cell office:value-type="float" office:value="5465" calcext:value-type="float">
            <text:p>54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356148" calcext:value-type="float">
            <text:p>53.3561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 „Beyond the Clouds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800" calcext:value-type="float">
            <text:p>13800</text:p>
          </table:table-cell>
          <table:table-cell office:value-type="float" office:value="5465" calcext:value-type="float">
            <text:p>54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356148" calcext:value-type="float">
            <text:p>53.3561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 „NAMA“</text:p>
          </table:table-cell>
          <table:table-cell office:value-type="string" calcext:value-type="string">
            <text:p>Nals/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400" calcext:value-type="float">
            <text:p>16400</text:p>
          </table:table-cell>
          <table:table-cell office:value-type="float" office:value="7800" calcext:value-type="float">
            <text:p>7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49.406246" calcext:value-type="float">
            <text:p>49.4062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 „Appius“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500" calcext:value-type="float">
            <text:p>19500</text:p>
          </table:table-cell>
          <table:table-cell office:value-type="float" office:value="10490" calcext:value-type="float">
            <text:p>104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795" calcext:value-type="float">
            <text:p>50.9497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Riserva „Majerla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z35ggdprvpjtag8v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jerla</text:p>
          </table:table-cell>
          <table:table-cell office:value-type="string" calcext:value-type="string">
            <text:p>Dorigati</text:p>
          </table:table-cell>
          <table:table-cell office:value-type="float" office:value="42.70693" calcext:value-type="float">
            <text:p>42.706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Riserva „Majerla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z35ggdprvpjtag8v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jerla</text:p>
          </table:table-cell>
          <table:table-cell office:value-type="string" calcext:value-type="string">
            <text:p>Dorigati</text:p>
          </table:table-cell>
          <table:table-cell office:value-type="float" office:value="42.70693" calcext:value-type="float">
            <text:p>42.7069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ot Grigio „Family Collection“ Bio</text:p>
          </table:table-cell>
          <table:table-cell office:value-type="string" calcext:value-type="string">
            <text:p>Corvez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wbg6e37r6n3ahrgr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amily Collection Organic Pinot Grigio Rosato</text:p>
          </table:table-cell>
          <table:table-cell office:value-type="string" calcext:value-type="string">
            <text:p>Corvezzo</text:p>
          </table:table-cell>
          <table:table-cell office:value-type="float" office:value="39.38403" calcext:value-type="float">
            <text:p>39.3840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ot Grigio „Family Collection“ Bio</text:p>
          </table:table-cell>
          <table:table-cell office:value-type="string" calcext:value-type="string">
            <text:p>Corvez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wbg6e37r6n3ahrgr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amily Collection Organic Pinot Grigio Rosato</text:p>
          </table:table-cell>
          <table:table-cell office:value-type="string" calcext:value-type="string">
            <text:p>Corvezzo</text:p>
          </table:table-cell>
          <table:table-cell office:value-type="float" office:value="39.38403" calcext:value-type="float">
            <text:p>39.384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ave Superiore „Runcata“</text:p>
          </table:table-cell>
          <table:table-cell office:value-type="string" calcext:value-type="string">
            <text:p>Corte Giacobb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74f1r1djxhd8d6np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eto Runcata Soave Superiore</text:p>
          </table:table-cell>
          <table:table-cell office:value-type="string" calcext:value-type="string">
            <text:p>Tenuta di Corte Giacobbe</text:p>
          </table:table-cell>
          <table:table-cell office:value-type="float" office:value="46.101036" calcext:value-type="float">
            <text:p>46.1010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ave Superiore „Runcata“</text:p>
          </table:table-cell>
          <table:table-cell office:value-type="string" calcext:value-type="string">
            <text:p>Corte Giacobb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74f1r1djxhd8d6np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eto Runcata Soave Superiore</text:p>
          </table:table-cell>
          <table:table-cell office:value-type="string" calcext:value-type="string">
            <text:p>Tenuta di Corte Giacobbe</text:p>
          </table:table-cell>
          <table:table-cell office:value-type="float" office:value="46.101036" calcext:value-type="float">
            <text:p>46.1010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„Colli Orientali”</text:p>
          </table:table-cell>
          <table:table-cell office:value-type="string" calcext:value-type="string">
            <text:p>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9p8k1d3z6sn7e272s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Torre Rosazza</text:p>
          </table:table-cell>
          <table:table-cell office:value-type="float" office:value="43.267773" calcext:value-type="float">
            <text:p>43.2677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ot Grigio „Colli Orientali”</text:p>
          </table:table-cell>
          <table:table-cell office:value-type="string" calcext:value-type="string">
            <text:p>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9p8k1d3z6sn7e272s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Torre Rosazza</text:p>
          </table:table-cell>
          <table:table-cell office:value-type="float" office:value="43.267773" calcext:value-type="float">
            <text:p>43.2677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gana „Oro Blu”</text:p>
          </table:table-cell>
          <table:table-cell office:value-type="string" calcext:value-type="string">
            <text:p>Mala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790" calcext:value-type="float">
            <text:p>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h9x2acb03y688206x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ro Blu</text:p>
          </table:table-cell>
          <table:table-cell office:value-type="string" calcext:value-type="string">
            <text:p>Malavasi</text:p>
          </table:table-cell>
          <table:table-cell office:value-type="float" office:value="44.08498" calcext:value-type="float">
            <text:p>44.084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gana „Oro Blu”</text:p>
          </table:table-cell>
          <table:table-cell office:value-type="string" calcext:value-type="string">
            <text:p>Mala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790" calcext:value-type="float">
            <text:p>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h9x2acb03y688206x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ro Blu</text:p>
          </table:table-cell>
          <table:table-cell office:value-type="string" calcext:value-type="string">
            <text:p>Malavasi</text:p>
          </table:table-cell>
          <table:table-cell office:value-type="float" office:value="44.08498" calcext:value-type="float">
            <text:p>44.084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ot Gris „élevé en barriques“</text:p>
          </table:table-cell>
          <table:table-cell office:value-type="string" calcext:value-type="string">
            <text:p>Lo Trio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qds8drr0czktnbb39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s</text:p>
          </table:table-cell>
          <table:table-cell office:value-type="string" calcext:value-type="string">
            <text:p>Lo Triolet</text:p>
          </table:table-cell>
          <table:table-cell office:value-type="float" office:value="37.15179" calcext:value-type="float">
            <text:p>37.151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„Bramìto”</text:p>
          </table:table-cell>
          <table:table-cell office:value-type="string" calcext:value-type="string">
            <text:p>Castello della S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785" calcext:value-type="float">
            <text:p>17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2q8pqyfrs1hhe0dz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ramìt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44.285095" calcext:value-type="float">
            <text:p>44.2850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ermentino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715" calcext:value-type="float">
            <text:p>7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e785t3ht0n7299md7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lia Vermentino</text:p>
          </table:table-cell>
          <table:table-cell office:value-type="string" calcext:value-type="string">
            <text:p>Guado al Melo</text:p>
          </table:table-cell>
          <table:table-cell office:value-type="float" office:value="27.733387" calcext:value-type="float">
            <text:p>27.7333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ermentino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715" calcext:value-type="float">
            <text:p>7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e785t3ht0n7299md7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lia Vermentino</text:p>
          </table:table-cell>
          <table:table-cell office:value-type="string" calcext:value-type="string">
            <text:p>Guado al Melo</text:p>
          </table:table-cell>
          <table:table-cell office:value-type="float" office:value="27.733387" calcext:value-type="float">
            <text:p>27.7333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onda Bianco Bio</text:p>
          </table:table-cell>
          <table:table-cell office:value-type="string" calcext:value-type="string">
            <text:p>Calaf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2190" calcext:value-type="float">
            <text:p>2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7e2476kkr6sdhpvag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onda</text:p>
          </table:table-cell>
          <table:table-cell office:value-type="string" calcext:value-type="string">
            <text:p>Calafata</text:p>
          </table:table-cell>
          <table:table-cell office:value-type="float" office:value="37.21844" calcext:value-type="float">
            <text:p>37.218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bbiano d’Abruzzo Bi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700" calcext:value-type="float">
            <text:p>77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45.269142" calcext:value-type="float">
            <text:p>45.2691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illo Bio</text:p>
          </table:table-cell>
          <table:table-cell office:value-type="string" calcext:value-type="string">
            <text:p>Baglio di Pian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tpfpvx5famxdyz9f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Baglio di Pianetto</text:p>
          </table:table-cell>
          <table:table-cell office:value-type="float" office:value="45.126842" calcext:value-type="float">
            <text:p>45.1268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illo Bio</text:p>
          </table:table-cell>
          <table:table-cell office:value-type="string" calcext:value-type="string">
            <text:p>Baglio di Pian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100" calcext:value-type="float">
            <text:p>4100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tpfpvx5famxdyz9f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Baglio di Pianetto</text:p>
          </table:table-cell>
          <table:table-cell office:value-type="float" office:value="45.126842" calcext:value-type="float">
            <text:p>45.1268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laschenpost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100" calcext:value-type="float">
            <text:p>3100</text:p>
          </table:table-cell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t0ytzxf3q579ch00q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Flaschenpost</text:p>
          </table:table-cell>
          <table:table-cell office:value-type="string" calcext:value-type="string">
            <text:p>Kiemberger</text:p>
          </table:table-cell>
          <table:table-cell office:value-type="float" office:value="44.013824" calcext:value-type="float">
            <text:p>44.0138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alie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1m082yvd5nj668tj0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estival Rosalie</text:p>
          </table:table-cell>
          <table:table-cell office:value-type="string" calcext:value-type="string">
            <text:p>Kellerei Meran</text:p>
          </table:table-cell>
          <table:table-cell office:value-type="float" office:value="29.771486" calcext:value-type="float">
            <text:p>29.7714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alie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1m082yvd5nj668tj0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estival Rosalie</text:p>
          </table:table-cell>
          <table:table-cell office:value-type="string" calcext:value-type="string">
            <text:p>Kellerei Meran</text:p>
          </table:table-cell>
          <table:table-cell office:value-type="float" office:value="29.771486" calcext:value-type="float">
            <text:p>29.771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elix Anton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6g00b9m2kq3ec2ehfgw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elix Anton Rosé</text:p>
          </table:table-cell>
          <table:table-cell office:value-type="string" calcext:value-type="string">
            <text:p>Baron Longo</text:p>
          </table:table-cell>
          <table:table-cell office:value-type="float" office:value="48.091293" calcext:value-type="float">
            <text:p>48.0912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osé „Summer“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wx9mvtfbm4g9b5bdav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ummer Rosé</text:p>
          </table:table-cell>
          <table:table-cell office:value-type="string" calcext:value-type="string">
            <text:p>Klosterhof</text:p>
          </table:table-cell>
          <table:table-cell office:value-type="float" office:value="33.00213" calcext:value-type="float">
            <text:p>33.002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osé „Summer“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wx9mvtfbm4g9b5bdav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ummer Rosé</text:p>
          </table:table-cell>
          <table:table-cell office:value-type="string" calcext:value-type="string">
            <text:p>Klosterhof</text:p>
          </table:table-cell>
          <table:table-cell office:value-type="float" office:value="33.00213" calcext:value-type="float">
            <text:p>33.00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-Syrah Rosé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245" calcext:value-type="float">
            <text:p>12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1t1gzhjmv8b8xr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Marra</text:p>
          </table:table-cell>
          <table:table-cell office:value-type="string" calcext:value-type="string">
            <text:p>Ignaz Niedrist</text:p>
          </table:table-cell>
          <table:table-cell office:value-type="float" office:value="27.335981" calcext:value-type="float">
            <text:p>27.3359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osé</text:p>
          </table:table-cell>
          <table:table-cell office:value-type="string" calcext:value-type="string">
            <text:p>Luis W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810" calcext:value-type="float">
            <text:p>8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2hgaqemr8j6cqws9r5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21.387978" calcext:value-type="float">
            <text:p>21.3879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cio Rosa</text:p>
          </table:table-cell>
          <table:table-cell office:value-type="string" calcext:value-type="string">
            <text:p>Mala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832" calcext:value-type="float">
            <text:p>8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h96qb72mwxf0pypa9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etit Verdot Rosé Bacio Rosa</text:p>
          </table:table-cell>
          <table:table-cell office:value-type="string" calcext:value-type="string">
            <text:p>Malavasi</text:p>
          </table:table-cell>
          <table:table-cell office:value-type="float" office:value="38.42778" calcext:value-type="float">
            <text:p>38.427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a dei Frati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030" calcext:value-type="float">
            <text:p>10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66x9ct8k0rs8k5m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Rosa dei Frati</text:p>
          </table:table-cell>
          <table:table-cell office:value-type="string" calcext:value-type="string">
            <text:p>Cà dei Frati</text:p>
          </table:table-cell>
          <table:table-cell office:value-type="float" office:value="49.113396" calcext:value-type="float">
            <text:p>49.1133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 Pianali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pvacfvz4qxke9zb77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I Pianali Rosato</text:p>
          </table:table-cell>
          <table:table-cell office:value-type="string" calcext:value-type="string">
            <text:p>Tenuta Argentiera</text:p>
          </table:table-cell>
          <table:table-cell office:value-type="float" office:value="37.665764" calcext:value-type="float">
            <text:p>37.6657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e Scalabrone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e7yhwfnxh1x5wxcjx1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 al Melo</text:p>
          </table:table-cell>
          <table:table-cell office:value-type="string" calcext:value-type="string">
            <text:p>Guado al Melo</text:p>
          </table:table-cell>
          <table:table-cell office:value-type="float" office:value="22.721947" calcext:value-type="float">
            <text:p>22.7219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e Scalabrone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e7yhwfnxh1x5wxcjx1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 al Melo</text:p>
          </table:table-cell>
          <table:table-cell office:value-type="string" calcext:value-type="string">
            <text:p>Guado al Melo</text:p>
          </table:table-cell>
          <table:table-cell office:value-type="float" office:value="22.721947" calcext:value-type="float">
            <text:p>22.7219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ato „Sí“</text:p>
          </table:table-cell>
          <table:table-cell office:value-type="string" calcext:value-type="string">
            <text:p>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900" calcext:value-type="float">
            <text:p>5900</text:p>
          </table:table-cell>
          <table:table-cell office:value-type="float" office:value="2370" calcext:value-type="float">
            <text:p>2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h2bf85azc2dhd9vd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Si Bio</text:p>
          </table:table-cell>
          <table:table-cell office:value-type="string" calcext:value-type="string">
            <text:p>Duemani</text:p>
          </table:table-cell>
          <table:table-cell office:value-type="float" office:value="40.5071" calcext:value-type="float">
            <text:p>40.50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afuria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 office:value-type="float" office:value="36.863117" calcext:value-type="float">
            <text:p>36.8631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natsch „Campill“</text:p>
          </table:table-cell>
          <table:table-cell office:value-type="string" calcext:value-type="string">
            <text:p>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1725" calcext:value-type="float">
            <text:p>17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2qjac176pmezp4f5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 Campill</text:p>
          </table:table-cell>
          <table:table-cell office:value-type="string" calcext:value-type="string">
            <text:p>Pranzegg</text:p>
          </table:table-cell>
          <table:table-cell office:value-type="float" office:value="39.303944" calcext:value-type="float">
            <text:p>39.3039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weigelt „Terrnais“</text:p>
          </table:table-cell>
          <table:table-cell office:value-type="string" calcext:value-type="string">
            <text:p>Reb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360" calcext:value-type="float">
            <text:p>13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5g8tm2c63xgcdw6r7g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nais Zweigelt</text:p>
          </table:table-cell>
          <table:table-cell office:value-type="string" calcext:value-type="string">
            <text:p>Rebhof Leo Forcher</text:p>
          </table:table-cell>
          <table:table-cell office:value-type="float" office:value="33.173058" calcext:value-type="float">
            <text:p>33.1730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weigelt „Terrnais“</text:p>
          </table:table-cell>
          <table:table-cell office:value-type="string" calcext:value-type="string">
            <text:p>Reb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60" calcext:value-type="float">
            <text:p>13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5g8tm2c63xgcdw6r7g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nais Zweigelt</text:p>
          </table:table-cell>
          <table:table-cell office:value-type="string" calcext:value-type="string">
            <text:p>Rebhof Leo Forcher</text:p>
          </table:table-cell>
          <table:table-cell office:value-type="float" office:value="33.173058" calcext:value-type="float">
            <text:p>33.1730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„Klassisch“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240" calcext:value-type="float">
            <text:p>1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g3507s29xjk3ydgaa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</text:p>
          </table:table-cell>
          <table:table-cell office:value-type="string" calcext:value-type="string">
            <text:p>Josmoar</text:p>
          </table:table-cell>
          <table:table-cell office:value-type="float" office:value="38.80309" calcext:value-type="float">
            <text:p>38.8030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„Castel Juval“</text:p>
          </table:table-cell>
          <table:table-cell office:value-type="string" calcext:value-type="string">
            <text:p>Unterort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2135" calcext:value-type="float">
            <text:p>21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vxqszca07feftggem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ea Juval Grappa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2.08982" calcext:value-type="float">
            <text:p>42.089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„Castel Juval“</text:p>
          </table:table-cell>
          <table:table-cell office:value-type="string" calcext:value-type="string">
            <text:p>Unterort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2135" calcext:value-type="float">
            <text:p>21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vxqszca07feftggem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ea Juval Grappa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2.08982" calcext:value-type="float">
            <text:p>42.0898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Ris. „Burgum Novum“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310" calcext:value-type="float">
            <text:p>2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2.249374" calcext:value-type="float">
            <text:p>42.2493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is. „Mazzon“</text:p>
          </table:table-cell>
          <table:table-cell office:value-type="string" calcext:value-type="string">
            <text:p>Brunn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600" calcext:value-type="float">
            <text:p>6600</text:p>
          </table:table-cell>
          <table:table-cell office:value-type="float" office:value="2640" calcext:value-type="float">
            <text:p>26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8ehkgeydx8yn732t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Mazon</text:p>
          </table:table-cell>
          <table:table-cell office:value-type="string" calcext:value-type="string">
            <text:p>Brunnenhof Mazzon</text:p>
          </table:table-cell>
          <table:table-cell office:value-type="float" office:value="32.811523" calcext:value-type="float">
            <text:p>32.81152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„U. Barthenau“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900" calcext:value-type="float">
            <text:p>11900</text:p>
          </table:table-cell>
          <table:table-cell office:value-type="float" office:value="4935" calcext:value-type="float">
            <text:p>49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g4ymyeszfxq1nnf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Barthenau Blauburgunder</text:p>
          </table:table-cell>
          <table:table-cell office:value-type="string" calcext:value-type="string">
            <text:p>J. Hofstätter</text:p>
          </table:table-cell>
          <table:table-cell office:value-type="float" office:value="36.808304" calcext:value-type="float">
            <text:p>36.80830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Gries Ris. „Prestige Line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b95ph1f9tm3mqqnc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Dunkel Prestige Line Grieser Riserva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7.87959" calcext:value-type="float">
            <text:p>27.879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erva „Klassisch“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1839" calcext:value-type="float">
            <text:p>18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072945" calcext:value-type="float">
            <text:p>37.072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Lagröll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100" calcext:value-type="float">
            <text:p>2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365mq312nm2frgk9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öll Lagrein Riserva</text:p>
          </table:table-cell>
          <table:table-cell office:value-type="string" calcext:value-type="string">
            <text:p>Kellerei St. Pauls</text:p>
          </table:table-cell>
          <table:table-cell office:value-type="float" office:value="41.679356" calcext:value-type="float">
            <text:p>41.6793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Carano”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00" calcext:value-type="float">
            <text:p>6100</text:p>
          </table:table-cell>
          <table:table-cell office:value-type="float" office:value="2240" calcext:value-type="float">
            <text:p>2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23016" calcext:value-type="float">
            <text:p>45.4230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erva „Abtei Muri“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uri Gries</text:p>
          </table:table-cell>
          <table:table-cell office:value-type="float" office:value="49.55256" calcext:value-type="float">
            <text:p>49.552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Tor di Lupo”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2770" calcext:value-type="float">
            <text:p>2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44.160435" calcext:value-type="float">
            <text:p>44.1604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Tor di Lupo”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2770" calcext:value-type="float">
            <text:p>2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44.160435" calcext:value-type="float">
            <text:p>44.1604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Mirell“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3095" calcext:value-type="float">
            <text:p>30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3.53046" calcext:value-type="float">
            <text:p>43.530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Taber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300" calcext:value-type="float">
            <text:p>8300</text:p>
          </table:table-cell>
          <table:table-cell office:value-type="float" office:value="3150" calcext:value-type="float">
            <text:p>3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666046" calcext:value-type="float">
            <text:p>35.6660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Taber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3150" calcext:value-type="float">
            <text:p>3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666046" calcext:value-type="float">
            <text:p>35.6660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Porphyr“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400" calcext:value-type="float">
            <text:p>9400</text:p>
          </table:table-cell>
          <table:table-cell office:value-type="float" office:value="3590" calcext:value-type="float">
            <text:p>35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25354" calcext:value-type="float">
            <text:p>49.253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Porphyr“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3590" calcext:value-type="float">
            <text:p>35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25354" calcext:value-type="float">
            <text:p>49.253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erva „Raut“</text:p>
          </table:table-cell>
          <table:table-cell office:value-type="string" calcext:value-type="string">
            <text:p>Luis W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3970" calcext:value-type="float">
            <text:p>39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37eewh5kzpzzet1a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Weine Wolf</text:p>
          </table:table-cell>
          <table:table-cell office:value-type="float" office:value="20.398182" calcext:value-type="float">
            <text:p>20.398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4615" calcext:value-type="float">
            <text:p>46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072945" calcext:value-type="float">
            <text:p>37.072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4500" calcext:value-type="float">
            <text:p>14500</text:p>
          </table:table-cell>
          <table:table-cell office:value-type="float" office:value="4615" calcext:value-type="float">
            <text:p>46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072945" calcext:value-type="float">
            <text:p>37.0729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Roblinus de' Waldgries“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100" calcext:value-type="float">
            <text:p>16100</text:p>
          </table:table-cell>
          <table:table-cell office:value-type="float" office:value="7180" calcext:value-type="float">
            <text:p>7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54.820908" calcext:value-type="float">
            <text:p>54.8209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„Roblinus de' Waldgries“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100" calcext:value-type="float">
            <text:p>16100</text:p>
          </table:table-cell>
          <table:table-cell office:value-type="float" office:value="7180" calcext:value-type="float">
            <text:p>7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54.820908" calcext:value-type="float">
            <text:p>54.8209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. „Weing. Klosteranger“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800" calcext:value-type="float">
            <text:p>16800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55.705605" calcext:value-type="float">
            <text:p>55.7056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„Black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1256" calcext:value-type="float">
            <text:p>12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b92x77ktfxqcp80q8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lack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4.687458" calcext:value-type="float">
            <text:p>24.6874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Riserva „DJJ“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3250" calcext:value-type="float">
            <text:p>3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wbm62hz7jpptxfe89f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Niklaus Wittwer</text:p>
          </table:table-cell>
          <table:table-cell office:value-type="float" office:value="22.026503" calcext:value-type="float">
            <text:p>22.026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„Gant“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470" calcext:value-type="float">
            <text:p>3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33.644318" calcext:value-type="float">
            <text:p>33.6443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„Gant“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470" calcext:value-type="float">
            <text:p>3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33.644318" calcext:value-type="float">
            <text:p>33.64431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„Vecchie Viti MCMLVII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700" calcext:value-type="float">
            <text:p>8700</text:p>
          </table:table-cell>
          <table:table-cell office:value-type="float" office:value="3425" calcext:value-type="float">
            <text:p>34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fq34ryp1q81tr48x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CMLVII Vecchie Viti</text:p>
          </table:table-cell>
          <table:table-cell office:value-type="string" calcext:value-type="string">
            <text:p>Alois Lageder</text:p>
          </table:table-cell>
          <table:table-cell office:value-type="float" office:value="67.58069" calcext:value-type="float">
            <text:p>67.580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„LONA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3700" calcext:value-type="float">
            <text:p>3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ona</text:p>
          </table:table-cell>
          <table:table-cell office:value-type="string" calcext:value-type="string">
            <text:p>Kellerei St. Pauls</text:p>
          </table:table-cell>
          <table:table-cell office:value-type="float" office:value="32.610405" calcext:value-type="float">
            <text:p>32.6104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„LONA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200" calcext:value-type="float">
            <text:p>9200</text:p>
          </table:table-cell>
          <table:table-cell office:value-type="float" office:value="3700" calcext:value-type="float">
            <text:p>3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ona</text:p>
          </table:table-cell>
          <table:table-cell office:value-type="string" calcext:value-type="string">
            <text:p>Kellerei St. Pauls</text:p>
          </table:table-cell>
          <table:table-cell office:value-type="float" office:value="32.610405" calcext:value-type="float">
            <text:p>32.6104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. „Istrice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795" calcext:value-type="float">
            <text:p>17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90239" calcext:value-type="float">
            <text:p>51.9023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. Ris. „Sass Roà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tw7casdabj21s14q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ass Roà</text:p>
          </table:table-cell>
          <table:table-cell office:value-type="string" calcext:value-type="string">
            <text:p>Laimburg</text:p>
          </table:table-cell>
          <table:table-cell office:value-type="float" office:value="41.198616" calcext:value-type="float">
            <text:p>41.1986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. Riserva „Idea”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4c8msn8114q55pe8n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dea Cabernet Sauvignon</text:p>
          </table:table-cell>
          <table:table-cell office:value-type="string" calcext:value-type="string">
            <text:p>Seeperle</text:p>
          </table:table-cell>
          <table:table-cell office:value-type="float" office:value="41.880035" calcext:value-type="float">
            <text:p>41.8800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. Riserva „Idea”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4c8msn8114q55pe8n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dea Cabernet Sauvignon</text:p>
          </table:table-cell>
          <table:table-cell office:value-type="string" calcext:value-type="string">
            <text:p>Seeperle</text:p>
          </table:table-cell>
          <table:table-cell office:value-type="float" office:value="41.880035" calcext:value-type="float">
            <text:p>41.8800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S. Riserva „Klassisch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130" calcext:value-type="float">
            <text:p>21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tv9hs68tw6yk6x6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ssererhof</text:p>
          </table:table-cell>
          <table:table-cell office:value-type="float" office:value="36.58826" calcext:value-type="float">
            <text:p>36.588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S. Riserva „Klassisch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130" calcext:value-type="float">
            <text:p>21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tv9hs68tw6yk6x6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ssererhof</text:p>
          </table:table-cell>
          <table:table-cell office:value-type="float" office:value="36.58826" calcext:value-type="float">
            <text:p>36.5882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. Ris.„COR Römigberg“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3745" calcext:value-type="float">
            <text:p>37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51.84147" calcext:value-type="float">
            <text:p>51.841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. Ris.„COR Römigberg“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3745" calcext:value-type="float">
            <text:p>37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51.84147" calcext:value-type="float">
            <text:p>51.841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. Ris. „Höhepunkt“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zpqaazs8byef0f1qr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öhepunkt Cabernet Riserva</text:p>
          </table:table-cell>
          <table:table-cell office:value-type="string" calcext:value-type="string">
            <text:p>Seeperle</text:p>
          </table:table-cell>
          <table:table-cell office:value-type="float" office:value="44.963326" calcext:value-type="float">
            <text:p>44.9633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„Lafóa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16107" calcext:value-type="float">
            <text:p>35.916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„Lafóa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500" calcext:value-type="float">
            <text:p>13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16107" calcext:value-type="float">
            <text:p>35.916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Mumbolt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t2842kfecnra4e22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mbolt</text:p>
          </table:table-cell>
          <table:table-cell office:value-type="string" calcext:value-type="string">
            <text:p>Wassererhof</text:p>
          </table:table-cell>
          <table:table-cell office:value-type="float" office:value="45.286358" calcext:value-type="float">
            <text:p>45.2863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Il Conte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355" calcext:value-type="float">
            <text:p>1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0.786423" calcext:value-type="float">
            <text:p>40.786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Yhrn“</text:p>
          </table:table-cell>
          <table:table-cell office:value-type="string" calcext:value-type="string">
            <text:p>Schloss Plar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p3emvytkb26ay5rrc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- Merlot YHRN</text:p>
          </table:table-cell>
          <table:table-cell office:value-type="string" calcext:value-type="string">
            <text:p>Schloss Plars</text:p>
          </table:table-cell>
          <table:table-cell office:value-type="float" office:value="51.236435" calcext:value-type="float">
            <text:p>51.2364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Staffelfeld“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Cuvée Staffelfeld</text:p>
          </table:table-cell>
          <table:table-cell office:value-type="string" calcext:value-type="string">
            <text:p>Andreas Baron Widmann</text:p>
          </table:table-cell>
          <table:table-cell office:value-type="float" office:value="43.84418" calcext:value-type="float">
            <text:p>43.84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Cassiano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7.529297" calcext:value-type="float">
            <text:p>47.5292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t „Wellenburg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ty3c9pe7q6bxjkmc9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llenburg Cabernet Sauvignon</text:p>
          </table:table-cell>
          <table:table-cell office:value-type="string" calcext:value-type="string">
            <text:p>Baron Longo</text:p>
          </table:table-cell>
          <table:table-cell office:value-type="float" office:value="40.756092" calcext:value-type="float">
            <text:p>40.7560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Mauritius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4.916212" calcext:value-type="float">
            <text:p>24.9162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Amistar“ Rot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</text:p>
          </table:table-cell>
          <table:table-cell office:value-type="string" calcext:value-type="string">
            <text:p>Peter Sölva</text:p>
          </table:table-cell>
          <table:table-cell office:value-type="float" office:value="44.170803" calcext:value-type="float">
            <text:p>44.1708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t „Casòn Hirschprunn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2570" calcext:value-type="float">
            <text:p>25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qrwy7avzq84ht85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òn Hirschprunn Rosso Bio</text:p>
          </table:table-cell>
          <table:table-cell office:value-type="string" calcext:value-type="string">
            <text:p>Alois Lageder</text:p>
          </table:table-cell>
          <table:table-cell office:value-type="float" office:value="60.39066" calcext:value-type="float">
            <text:p>60.390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t „Casòn Hirschprunn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70" calcext:value-type="float">
            <text:p>25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qrwy7avzq84ht85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òn Hirschprunn Rosso Bio</text:p>
          </table:table-cell>
          <table:table-cell office:value-type="string" calcext:value-type="string">
            <text:p>Alois Lageder</text:p>
          </table:table-cell>
          <table:table-cell office:value-type="float" office:value="60.39066" calcext:value-type="float">
            <text:p>60.390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ugum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3075" calcext:value-type="float">
            <text:p>30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49.58071" calcext:value-type="float">
            <text:p>49.580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gittarius</text:p>
          </table:table-cell>
          <table:table-cell office:value-type="string" calcext:value-type="string">
            <text:p>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329" calcext:value-type="float">
            <text:p>33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58qtkfjsq6zp930gt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Kränzelhof Graf Pfeil</text:p>
          </table:table-cell>
          <table:table-cell office:value-type="float" office:value="33.081898" calcext:value-type="float">
            <text:p>33.0818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600" calcext:value-type="float">
            <text:p>10600</text:p>
          </table:table-cell>
          <table:table-cell office:value-type="float" office:value="4410" calcext:value-type="float">
            <text:p>4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49.705505" calcext:value-type="float">
            <text:p>49.7055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position „Reif“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3690" calcext:value-type="float">
            <text:p>3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245102" calcext:value-type="float">
            <text:p>45.2451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position „Reif“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3690" calcext:value-type="float">
            <text:p>3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245102" calcext:value-type="float">
            <text:p>45.2451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istorischer Satz „Löwengang“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800" calcext:value-type="float">
            <text:p>12800</text:p>
          </table:table-cell>
          <table:table-cell office:value-type="float" office:value="5350" calcext:value-type="float">
            <text:p>5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8.425873" calcext:value-type="float">
            <text:p>48.4258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istar Edizione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700" calcext:value-type="float">
            <text:p>14700</text:p>
          </table:table-cell>
          <table:table-cell office:value-type="float" office:value="6200" calcext:value-type="float">
            <text:p>6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45.62658" calcext:value-type="float">
            <text:p>45.626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istar Edizione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700" calcext:value-type="float">
            <text:p>14700</text:p>
          </table:table-cell>
          <table:table-cell office:value-type="float" office:value="6200" calcext:value-type="float">
            <text:p>6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45.62658" calcext:value-type="float">
            <text:p>45.6265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TAL 1908“ Rot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100" calcext:value-type="float">
            <text:p>17100</text:p>
          </table:table-cell>
          <table:table-cell office:value-type="float" office:value="8100" calcext:value-type="float">
            <text:p>8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4.66413" calcext:value-type="float">
            <text:p>34.664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Rosso Planus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980" calcext:value-type="float">
            <text:p>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zvpgvn79trgza128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us</text:p>
          </table:table-cell>
          <table:table-cell office:value-type="string" calcext:value-type="string">
            <text:p>Dorigati</text:p>
          </table:table-cell>
          <table:table-cell office:value-type="float" office:value="35.989838" calcext:value-type="float">
            <text:p>35.9898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roldego Gold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882" calcext:value-type="float">
            <text:p>8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p6rkwrymsb7c7er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Rotaliano</text:p>
          </table:table-cell>
          <table:table-cell office:value-type="string" calcext:value-type="string">
            <text:p>Dorigati</text:p>
          </table:table-cell>
          <table:table-cell office:value-type="float" office:value="36.92945" calcext:value-type="float">
            <text:p>36.9294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roldego Rotaliano Superiore Ris. „Luigi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2540" calcext:value-type="float">
            <text:p>2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p6rkwrymsb7c7er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Rotaliano</text:p>
          </table:table-cell>
          <table:table-cell office:value-type="string" calcext:value-type="string">
            <text:p>Dorigati</text:p>
          </table:table-cell>
          <table:table-cell office:value-type="float" office:value="48.86527" calcext:value-type="float">
            <text:p>48.8652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roldego Rotaliano Superiore Ris. „Luigi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2540" calcext:value-type="float">
            <text:p>2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p6rkwrymsb7c7er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Rotaliano</text:p>
          </table:table-cell>
          <table:table-cell office:value-type="string" calcext:value-type="string">
            <text:p>Dorigati</text:p>
          </table:table-cell>
          <table:table-cell office:value-type="float" office:value="48.86527" calcext:value-type="float">
            <text:p>48.865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</text:p>
          </table:table-cell>
          <table:table-cell office:value-type="string" calcext:value-type="string">
            <text:p>Fumanell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800" calcext:value-type="float">
            <text:p>9800</text:p>
          </table:table-cell>
          <table:table-cell office:value-type="float" office:value="4160" calcext:value-type="float">
            <text:p>4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kmk7x4mcqmv995h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Marchesi Fumanelli</text:p>
          </table:table-cell>
          <table:table-cell office:value-type="float" office:value="41.032703" calcext:value-type="float">
            <text:p>41.0327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„Solo per un amico”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3800" calcext:value-type="float">
            <text:p>13800</text:p>
          </table:table-cell>
          <table:table-cell office:value-type="float" office:value="5860" calcext:value-type="float">
            <text:p>58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a217691brcg4mns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o Per un Amico</text:p>
          </table:table-cell>
          <table:table-cell office:value-type="string" calcext:value-type="string">
            <text:p>Secondo Marco</text:p>
          </table:table-cell>
          <table:table-cell office:value-type="float" office:value="61.605824" calcext:value-type="float">
            <text:p>61.605824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rone della Valpolicella „Selezione Benedetto Speri”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7900" calcext:value-type="float">
            <text:p>17900</text:p>
          </table:table-cell>
          <table:table-cell office:value-type="float" office:value="8320" calcext:value-type="float">
            <text:p>8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113724" calcext:value-type="float">
            <text:p>53.11372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„Il Fumetto”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29500" calcext:value-type="float">
            <text:p>29500</text:p>
          </table:table-cell>
          <table:table-cell office:value-type="float" office:value="15400" calcext:value-type="float">
            <text:p>15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p4wnrh91q4q675g0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Fumetto</text:p>
          </table:table-cell>
          <table:table-cell office:value-type="string" calcext:value-type="string">
            <text:p>Secondo Marco</text:p>
          </table:table-cell>
          <table:table-cell office:value-type="float" office:value="55.439865" calcext:value-type="float">
            <text:p>55.43986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vée „602020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mk5zagrvq5fpw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La Mattonara</text:p>
          </table:table-cell>
          <table:table-cell office:value-type="string" calcext:value-type="string">
            <text:p>Zýmē</text:p>
          </table:table-cell>
          <table:table-cell office:value-type="float" office:value="29.015984" calcext:value-type="float">
            <text:p>29.0159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seleta „Il Gene”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300" calcext:value-type="float">
            <text:p>83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8gz610s2v135m6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seleta</text:p>
          </table:table-cell>
          <table:table-cell office:value-type="string" calcext:value-type="string">
            <text:p>Zýmē</text:p>
          </table:table-cell>
          <table:table-cell office:value-type="float" office:value="41.157356" calcext:value-type="float">
            <text:p>41.1573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seleta „Il Gene”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300" calcext:value-type="float">
            <text:p>83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8gz610s2v135m6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seleta</text:p>
          </table:table-cell>
          <table:table-cell office:value-type="string" calcext:value-type="string">
            <text:p>Zýmē</text:p>
          </table:table-cell>
          <table:table-cell office:value-type="float" office:value="41.157356" calcext:value-type="float">
            <text:p>41.1573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yrah „La mia passione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4070" calcext:value-type="float">
            <text:p>4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n8f3x13vckbabnn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Zýmē</text:p>
          </table:table-cell>
          <table:table-cell office:value-type="float" office:value="32.358536" calcext:value-type="float">
            <text:p>32.3585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yrah „La mia passione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4070" calcext:value-type="float">
            <text:p>4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n8f3x13vckbabnn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Zýmē</text:p>
          </table:table-cell>
          <table:table-cell office:value-type="float" office:value="32.358536" calcext:value-type="float">
            <text:p>32.3585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Kairos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4070" calcext:value-type="float">
            <text:p>4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x2khd7hzvbmm8n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iros 15 vitigni</text:p>
          </table:table-cell>
          <table:table-cell office:value-type="string" calcext:value-type="string">
            <text:p>Zýmē</text:p>
          </table:table-cell>
          <table:table-cell office:value-type="float" office:value="37.661613" calcext:value-type="float">
            <text:p>37.6616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Kairos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900" calcext:value-type="float">
            <text:p>9900</text:p>
          </table:table-cell>
          <table:table-cell office:value-type="float" office:value="4070" calcext:value-type="float">
            <text:p>4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x2khd7hzvbmm8n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iros 15 vitigni</text:p>
          </table:table-cell>
          <table:table-cell office:value-type="string" calcext:value-type="string">
            <text:p>Zýmē</text:p>
          </table:table-cell>
          <table:table-cell office:value-type="float" office:value="37.661613" calcext:value-type="float">
            <text:p>37.6616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Harlequin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5900" calcext:value-type="float">
            <text:p>359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wegbd5s3npckmjx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Zýmē</text:p>
          </table:table-cell>
          <table:table-cell office:value-type="float" office:value="41.65815" calcext:value-type="float">
            <text:p>41.6581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rone „La Mattonara”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5900" calcext:value-type="float">
            <text:p>359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498agzba1763fz6jb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a Mattonara Grappa di Amarone</text:p>
          </table:table-cell>
          <table:table-cell office:value-type="string" calcext:value-type="string">
            <text:p>Zýmē</text:p>
          </table:table-cell>
          <table:table-cell office:value-type="float" office:value="42.53263" calcext:value-type="float">
            <text:p>42.532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nchedone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3dh63pkh8ha087e8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nchedone Rosso</text:p>
          </table:table-cell>
          <table:table-cell office:value-type="string" calcext:value-type="string">
            <text:p>Cà dei Frati</text:p>
          </table:table-cell>
          <table:table-cell office:value-type="float" office:value="46.79667" calcext:value-type="float">
            <text:p>46.79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Corte del Lupo“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039" calcext:value-type="float">
            <text:p>20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1gr6w4p25azytgd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e del Lupo</text:p>
          </table:table-cell>
          <table:table-cell office:value-type="string" calcext:value-type="string">
            <text:p>Ca' del Bosco</text:p>
          </table:table-cell>
          <table:table-cell office:value-type="float" office:value="47.8551" calcext:value-type="float">
            <text:p>47.85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l Merlot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4900" calcext:value-type="float">
            <text:p>1490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5vh4bs48g8kd6t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IlMerlot</text:p>
          </table:table-cell>
          <table:table-cell office:value-type="string" calcext:value-type="string">
            <text:p>Ca' del Bosco</text:p>
          </table:table-cell>
          <table:table-cell office:value-type="float" office:value="34.23866" calcext:value-type="float">
            <text:p>34.238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so del Sebino „Carmenero“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300" calcext:value-type="float">
            <text:p>18300</text:p>
          </table:table-cell>
          <table:table-cell office:value-type="float" office:value="9420" calcext:value-type="float">
            <text:p>94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xz68ezqkmqxp0df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bino</text:p>
          </table:table-cell>
          <table:table-cell office:value-type="string" calcext:value-type="string">
            <text:p>Ca' del Bosco</text:p>
          </table:table-cell>
          <table:table-cell office:value-type="float" office:value="40.020172" calcext:value-type="float">
            <text:p>40.0201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 Cuvée Rosso „Mompertone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125" calcext:value-type="float">
            <text:p>1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7c35pxtxd4xx2e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mpertone</text:p>
          </table:table-cell>
          <table:table-cell office:value-type="string" calcext:value-type="string">
            <text:p>Prunotto</text:p>
          </table:table-cell>
          <table:table-cell office:value-type="float" office:value="43.85326" calcext:value-type="float">
            <text:p>43.853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„Gradale“ Bio</text:p>
          </table:table-cell>
          <table:table-cell office:value-type="string" calcext:value-type="string">
            <text:p>Villa Ter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375" calcext:value-type="float">
            <text:p>13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6yjkga5rqwrwgy9y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dale Barbera d'Asti</text:p>
          </table:table-cell>
          <table:table-cell office:value-type="string" calcext:value-type="string">
            <text:p>Villa Terlina</text:p>
          </table:table-cell>
          <table:table-cell office:value-type="float" office:value="49.85074" calcext:value-type="float">
            <text:p>49.8507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bera „Bricco dell’Uccellone“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300" calcext:value-type="float">
            <text:p>11300</text:p>
          </table:table-cell>
          <table:table-cell office:value-type="float" office:value="4340" calcext:value-type="float">
            <text:p>43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fg3b1k5234ctc1wwg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Bricco dell'Uccellone Grappa</text:p>
          </table:table-cell>
          <table:table-cell office:value-type="string" calcext:value-type="string">
            <text:p>Braida</text:p>
          </table:table-cell>
          <table:table-cell office:value-type="float" office:value="46.883156" calcext:value-type="float">
            <text:p>46.8831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„Mosconi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800" calcext:value-type="float">
            <text:p>16800</text:p>
          </table:table-cell>
          <table:table-cell office:value-type="float" office:value="7759" calcext:value-type="float">
            <text:p>77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9taqpx6aw36m5xp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Prunotto</text:p>
          </table:table-cell>
          <table:table-cell office:value-type="float" office:value="34.412567" calcext:value-type="float">
            <text:p>34.4125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Riserva „Vigna Colonnello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4300" calcext:value-type="float">
            <text:p>24300</text:p>
          </table:table-cell>
          <table:table-cell office:value-type="float" office:value="14540" calcext:value-type="float">
            <text:p>14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rw479sbd92ezge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olonnello Barolo Riserva Bussia</text:p>
          </table:table-cell>
          <table:table-cell office:value-type="string" calcext:value-type="string">
            <text:p>Prunotto</text:p>
          </table:table-cell>
          <table:table-cell office:value-type="float" office:value="48.356953" calcext:value-type="float">
            <text:p>48.3569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 „Colli Senesi“</text:p>
          </table:table-cell>
          <table:table-cell office:value-type="string" calcext:value-type="string">
            <text:p>Castello di Farnet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308gmkq78jnevzfp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olli Senesi</text:p>
          </table:table-cell>
          <table:table-cell office:value-type="string" calcext:value-type="string">
            <text:p>Castello di Farnetella</text:p>
          </table:table-cell>
          <table:table-cell office:value-type="float" office:value="56.049854" calcext:value-type="float">
            <text:p>56.0498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 „Colli Senesi“</text:p>
          </table:table-cell>
          <table:table-cell office:value-type="string" calcext:value-type="string">
            <text:p>Castello di Farnet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308gmkq78jnevzfp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olli Senesi</text:p>
          </table:table-cell>
          <table:table-cell office:value-type="string" calcext:value-type="string">
            <text:p>Castello di Farnetella</text:p>
          </table:table-cell>
          <table:table-cell office:value-type="float" office:value="56.049854" calcext:value-type="float">
            <text:p>56.0498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. Ris. „March. Antinori“</text:p>
          </table:table-cell>
          <table:table-cell office:value-type="string" calcext:value-type="string">
            <text:p>Tigna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100" calcext:value-type="float">
            <text:p>71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wr9v65baxv0r8awm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Marchese Antinori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4.9321" calcext:value-type="float">
            <text:p>34.93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ntalloro</text:p>
          </table:table-cell>
          <table:table-cell office:value-type="string" calcext:value-type="string">
            <text:p>Fè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900" calcext:value-type="float">
            <text:p>10900</text:p>
          </table:table-cell>
          <table:table-cell office:value-type="float" office:value="4390" calcext:value-type="float">
            <text:p>4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126205" calcext:value-type="float">
            <text:p>42.1262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gnanello</text:p>
          </table:table-cell>
          <table:table-cell office:value-type="string" calcext:value-type="string">
            <text:p>Marchese 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200" calcext:value-type="float">
            <text:p>18200</text:p>
          </table:table-cell>
          <table:table-cell office:value-type="float" office:value="8990" calcext:value-type="float">
            <text:p>8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x1pq3nb7tbcms1x4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Tignanello</text:p>
          </table:table-cell>
          <table:table-cell office:value-type="string" calcext:value-type="string">
            <text:p>Antinori</text:p>
          </table:table-cell>
          <table:table-cell office:value-type="float" office:value="37.923035" calcext:value-type="float">
            <text:p>37.92303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nello di Montalcino „Le Macioche“</text:p>
          </table:table-cell>
          <table:table-cell office:value-type="string" calcext:value-type="string">
            <text:p>Famiglia Cottar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900" calcext:value-type="float">
            <text:p>13900</text:p>
          </table:table-cell>
          <table:table-cell office:value-type="float" office:value="5436" calcext:value-type="float">
            <text:p>54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4fetx8br8149wrnf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Famiglia Castellani</text:p>
          </table:table-cell>
          <table:table-cell office:value-type="float" office:value="31.107828" calcext:value-type="float">
            <text:p>31.10782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nello di Montalcino „Le Macioche“</text:p>
          </table:table-cell>
          <table:table-cell office:value-type="string" calcext:value-type="string">
            <text:p>Famiglia Cottar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900" calcext:value-type="float">
            <text:p>13900</text:p>
          </table:table-cell>
          <table:table-cell office:value-type="float" office:value="5436" calcext:value-type="float">
            <text:p>54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4fetx8br8149wrnf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Famiglia Castellani</text:p>
          </table:table-cell>
          <table:table-cell office:value-type="float" office:value="31.107828" calcext:value-type="float">
            <text:p>31.1078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„Poggio al Vento” Bio</text:p>
          </table:table-cell>
          <table:table-cell office:value-type="string" calcext:value-type="string">
            <text:p>Col d'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900" calcext:value-type="float">
            <text:p>179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yg9kxxg2t3kzatn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 Poggio Al Vento Bio</text:p>
          </table:table-cell>
          <table:table-cell office:value-type="string" calcext:value-type="string">
            <text:p>Col d'Orcia</text:p>
          </table:table-cell>
          <table:table-cell office:value-type="float" office:value="60.033806" calcext:value-type="float">
            <text:p>60.0338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„Rosso dei Notri“</text:p>
          </table:table-cell>
          <table:table-cell office:value-type="string" calcext:value-type="string">
            <text:p>Tua 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120" calcext:value-type="float">
            <text:p>11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er97f6tb7drkkw33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i Notri</text:p>
          </table:table-cell>
          <table:table-cell office:value-type="string" calcext:value-type="string">
            <text:p>Tua Rita</text:p>
          </table:table-cell>
          <table:table-cell office:value-type="float" office:value="52.611313" calcext:value-type="float">
            <text:p>52.6113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gheri Rosso „Varvàra“</text:p>
          </table:table-cell>
          <table:table-cell office:value-type="string" calcext:value-type="string">
            <text:p>Castello di Bolgh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1825" calcext:value-type="float">
            <text:p>18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3e7y7773g27q1y5r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rvàra Bolgheri</text:p>
          </table:table-cell>
          <table:table-cell office:value-type="string" calcext:value-type="string">
            <text:p>Castello di Bolgheri</text:p>
          </table:table-cell>
          <table:table-cell office:value-type="float" office:value="55.202885" calcext:value-type="float">
            <text:p>55.2028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gheri Rosso „Il Bruciato“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900" calcext:value-type="float">
            <text:p>5900</text:p>
          </table:table-cell>
          <table:table-cell office:value-type="float" office:value="2095" calcext:value-type="float">
            <text:p>20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Il Bruciat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53.331688" calcext:value-type="float">
            <text:p>53.3316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gheri Sup. „Villa Donoratico“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300" calcext:value-type="float">
            <text:p>73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m9s048vhn3xe8t9z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illa Donoratico</text:p>
          </table:table-cell>
          <table:table-cell office:value-type="string" calcext:value-type="string">
            <text:p>Tenuta Argentiera</text:p>
          </table:table-cell>
          <table:table-cell office:value-type="float" office:value="49.404118" calcext:value-type="float">
            <text:p>49.4041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fra Bio</text:p>
          </table:table-cell>
          <table:table-cell office:value-type="string" calcext:value-type="string">
            <text:p>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370" calcext:value-type="float">
            <text:p>2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hhy2b4z29d69kabk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CiFRA</text:p>
          </table:table-cell>
          <table:table-cell office:value-type="string" calcext:value-type="string">
            <text:p>Duemani</text:p>
          </table:table-cell>
          <table:table-cell office:value-type="float" office:value="43.9628" calcext:value-type="float">
            <text:p>43.96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nt’Ugo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3820" calcext:value-type="float">
            <text:p>38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560dmr2hrsxt1em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ont'Ug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43.058853" calcext:value-type="float">
            <text:p>43.0588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uidalberto</text:p>
          </table:table-cell>
          <table:table-cell office:value-type="string" calcext:value-type="string">
            <text:p>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400" calcext:value-type="float">
            <text:p>10400</text:p>
          </table:table-cell>
          <table:table-cell office:value-type="float" office:value="3790" calcext:value-type="float">
            <text:p>3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1.965805" calcext:value-type="float">
            <text:p>41.9658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gheri Superiore „Argentiera“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900" calcext:value-type="float">
            <text:p>15900</text:p>
          </table:table-cell>
          <table:table-cell office:value-type="float" office:value="7150" calcext:value-type="float">
            <text:p>7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1kvnyg4knap3m1g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Argentiera</text:p>
          </table:table-cell>
          <table:table-cell office:value-type="string" calcext:value-type="string">
            <text:p>Tenuta Argentiera</text:p>
          </table:table-cell>
          <table:table-cell office:value-type="float" office:value="45.218708" calcext:value-type="float">
            <text:p>45.2187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lgheri Superiore „Argentiera“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900" calcext:value-type="float">
            <text:p>15900</text:p>
          </table:table-cell>
          <table:table-cell office:value-type="float" office:value="7150" calcext:value-type="float">
            <text:p>7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1kvnyg4knap3m1g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Argentiera</text:p>
          </table:table-cell>
          <table:table-cell office:value-type="string" calcext:value-type="string">
            <text:p>Tenuta Argentiera</text:p>
          </table:table-cell>
          <table:table-cell office:value-type="float" office:value="45.218708" calcext:value-type="float">
            <text:p>45.21870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lgheri Superiore „Guado al Tasso”</text:p>
          </table:table-cell>
          <table:table-cell office:value-type="string" calcext:value-type="string">
            <text:p>Marchese 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800" calcext:value-type="float">
            <text:p>19800</text:p>
          </table:table-cell>
          <table:table-cell office:value-type="float" office:value="11540" calcext:value-type="float">
            <text:p>11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wypgeqqeec9k9zc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nuta Guado al Tasso Vermentino Bolgheri</text:p>
          </table:table-cell>
          <table:table-cell office:value-type="string" calcext:value-type="string">
            <text:p>Antinori</text:p>
          </table:table-cell>
          <table:table-cell office:value-type="float" office:value="49.312042" calcext:value-type="float">
            <text:p>49.31204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lgheri Superiore „Guado al Tasso”</text:p>
          </table:table-cell>
          <table:table-cell office:value-type="string" calcext:value-type="string">
            <text:p>Marchese 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9800" calcext:value-type="float">
            <text:p>19800</text:p>
          </table:table-cell>
          <table:table-cell office:value-type="float" office:value="11540" calcext:value-type="float">
            <text:p>11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wypgeqqeec9k9zc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nuta Guado al Tasso Vermentino Bolgheri</text:p>
          </table:table-cell>
          <table:table-cell office:value-type="string" calcext:value-type="string">
            <text:p>Antinori</text:p>
          </table:table-cell>
          <table:table-cell office:value-type="float" office:value="49.312042" calcext:value-type="float">
            <text:p>49.3120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laia</text:p>
          </table:table-cell>
          <table:table-cell office:value-type="string" calcext:value-type="string">
            <text:p>Marchese 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900" calcext:value-type="float">
            <text:p>42900</text:p>
          </table:table-cell>
          <table:table-cell office:value-type="float" office:value="29500" calcext:value-type="float">
            <text:p>29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0.901056" calcext:value-type="float">
            <text:p>30.901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</text:p>
          </table:table-cell>
          <table:table-cell office:value-type="string" calcext:value-type="string">
            <text:p>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400" calcext:value-type="float">
            <text:p>51400</text:p>
          </table:table-cell>
          <table:table-cell office:value-type="float" office:value="35900" calcext:value-type="float">
            <text:p>35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274666" calcext:value-type="float">
            <text:p>39.274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„Torcicoda”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pn05n4gwnd0c1re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Torcicoda</text:p>
          </table:table-cell>
          <table:table-cell office:value-type="string" calcext:value-type="string">
            <text:p>Tormaresca</text:p>
          </table:table-cell>
          <table:table-cell office:value-type="float" office:value="44.765175" calcext:value-type="float">
            <text:p>44.765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„Torcicoda”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pn05n4gwnd0c1re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Torcicoda</text:p>
          </table:table-cell>
          <table:table-cell office:value-type="string" calcext:value-type="string">
            <text:p>Tormaresca</text:p>
          </table:table-cell>
          <table:table-cell office:value-type="float" office:value="44.765175" calcext:value-type="float">
            <text:p>44.765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groamaro „Appassimento Nireus”</text:p>
          </table:table-cell>
          <table:table-cell office:value-type="string" calcext:value-type="string">
            <text:p>Io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894" calcext:value-type="float">
            <text:p>8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3hwa9mgmajs5bkq7pq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ireus Negroamaro Appassimento</text:p>
          </table:table-cell>
          <table:table-cell office:value-type="string" calcext:value-type="string">
            <text:p>Ioniς (Ionis)</text:p>
          </table:table-cell>
          <table:table-cell office:value-type="float" office:value="55.964577" calcext:value-type="float">
            <text:p>55.9645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di Manduria „Ater”</text:p>
          </table:table-cell>
          <table:table-cell office:value-type="string" calcext:value-type="string">
            <text:p>Io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700" calcext:value-type="float">
            <text:p>57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nn4ft36f6fy4a3pbj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Ater</text:p>
          </table:table-cell>
          <table:table-cell office:value-type="string" calcext:value-type="string">
            <text:p>Ioniς (Ionis)</text:p>
          </table:table-cell>
          <table:table-cell office:value-type="float" office:value="51.45328" calcext:value-type="float">
            <text:p>51.453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glianico „Castel del Monte” Bio</text:p>
          </table:table-cell>
          <table:table-cell office:value-type="string" calcext:value-type="string">
            <text:p>Bocca di Lup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vr78863fkem7kgmrq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glianico del Taburno</text:p>
          </table:table-cell>
          <table:table-cell office:value-type="string" calcext:value-type="string">
            <text:p>Rocca dei Sanniti</text:p>
          </table:table-cell>
          <table:table-cell office:value-type="float" office:value="23.439095" calcext:value-type="float">
            <text:p>23.4390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glianico „Castel del Monte” Bio</text:p>
          </table:table-cell>
          <table:table-cell office:value-type="string" calcext:value-type="string">
            <text:p>Bocca di Lup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vr78863fkem7kgmrq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glianico del Taburno</text:p>
          </table:table-cell>
          <table:table-cell office:value-type="string" calcext:value-type="string">
            <text:p>Rocca dei Sanniti</text:p>
          </table:table-cell>
          <table:table-cell office:value-type="float" office:value="23.439095" calcext:value-type="float">
            <text:p>23.4390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„Es” – RED Edition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8300" calcext:value-type="float">
            <text:p>18300</text:p>
          </table:table-cell>
          <table:table-cell office:value-type="float" office:value="8650" calcext:value-type="float">
            <text:p>86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234" calcext:value-type="float">
            <text:p>50.462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le dei Padri Bio</text:p>
          </table:table-cell>
          <table:table-cell office:value-type="string" calcext:value-type="string">
            <text:p>Die Principi di Spadafo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300" calcext:value-type="float">
            <text:p>8300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jkybe835fhq2f1hek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ole dei Padri Bio</text:p>
          </table:table-cell>
          <table:table-cell office:value-type="string" calcext:value-type="string">
            <text:p>Spadafora</text:p>
          </table:table-cell>
          <table:table-cell office:value-type="float" office:value="47.445305" calcext:value-type="float">
            <text:p>47.4453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le dei Padri Bio</text:p>
          </table:table-cell>
          <table:table-cell office:value-type="string" calcext:value-type="string">
            <text:p>Die Principi di Spadafo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300" calcext:value-type="float">
            <text:p>8300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jkybe835fhq2f1hek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ole dei Padri Bio</text:p>
          </table:table-cell>
          <table:table-cell office:value-type="string" calcext:value-type="string">
            <text:p>Spadafora</text:p>
          </table:table-cell>
          <table:table-cell office:value-type="float" office:value="47.445305" calcext:value-type="float">
            <text:p>47.4453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rre Brune Superiore</text:p>
          </table:table-cell>
          <table:table-cell office:value-type="string" calcext:value-type="string">
            <text:p>Cantina Santa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400" calcext:value-type="float">
            <text:p>10400</text:p>
          </table:table-cell>
          <table:table-cell office:value-type="float" office:value="3960" calcext:value-type="float">
            <text:p>39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5hs1kypzwwahstsx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e Brune Carignano del Sulcis Superiore</text:p>
          </table:table-cell>
          <table:table-cell office:value-type="string" calcext:value-type="string">
            <text:p>Santadi</text:p>
          </table:table-cell>
          <table:table-cell office:value-type="float" office:value="41.813507" calcext:value-type="float">
            <text:p>41.8135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oja „Jaun de Alzate“ Riserva</text:p>
          </table:table-cell>
          <table:table-cell office:value-type="string" calcext:value-type="string">
            <text:p>Bodegas Loli Cas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1902" calcext:value-type="float">
            <text:p>19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w27nq4jr91yhs08ea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aun de Alzate Reserva</text:p>
          </table:table-cell>
          <table:table-cell office:value-type="string" calcext:value-type="string">
            <text:p>Bodegas Loli Casado</text:p>
          </table:table-cell>
          <table:table-cell office:value-type="float" office:value="57.017265" calcext:value-type="float">
            <text:p>57.0172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gre de Negres</text:p>
          </table:table-cell>
          <table:table-cell office:value-type="string" calcext:value-type="string">
            <text:p>Clos del Portal/Arrib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2850" calcext:value-type="float">
            <text:p>28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h4j7j7550qqysvpk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l Portal Negre de Negres</text:p>
          </table:table-cell>
          <table:table-cell office:value-type="string" calcext:value-type="string">
            <text:p>Portal del Priorat</text:p>
          </table:table-cell>
          <table:table-cell office:value-type="float" office:value="40.52153" calcext:value-type="float">
            <text:p>40.521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ut Médoc Rouge AOC</text:p>
          </table:table-cell>
          <table:table-cell office:value-type="string" calcext:value-type="string">
            <text:p>Château Sociando Mal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900" calcext:value-type="float">
            <text:p>8900</text:p>
          </table:table-cell>
          <table:table-cell office:value-type="float" office:value="3050" calcext:value-type="float">
            <text:p>3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2482jyncksvzkz9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ut-Médoc</text:p>
          </table:table-cell>
          <table:table-cell office:value-type="string" calcext:value-type="string">
            <text:p>Château Sociando-Mallet</text:p>
          </table:table-cell>
          <table:table-cell office:value-type="float" office:value="57.077435" calcext:value-type="float">
            <text:p>57.0774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illac Rouge</text:p>
          </table:table-cell>
          <table:table-cell office:value-type="string" calcext:value-type="string">
            <text:p>Château Lynch-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1600" calcext:value-type="float">
            <text:p>21600</text:p>
          </table:table-cell>
          <table:table-cell office:value-type="float" office:value="9370" calcext:value-type="float">
            <text:p>9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0k5frc79rcyc7g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uillac Grand Cru Classé</text:p>
          </table:table-cell>
          <table:table-cell office:value-type="string" calcext:value-type="string">
            <text:p>Château Lynch-Bages</text:p>
          </table:table-cell>
          <table:table-cell office:value-type="float" office:value="44.124176" calcext:value-type="float">
            <text:p>44.1241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illac Rouge</text:p>
          </table:table-cell>
          <table:table-cell office:value-type="string" calcext:value-type="string">
            <text:p>Château Lynch-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1600" calcext:value-type="float">
            <text:p>21600</text:p>
          </table:table-cell>
          <table:table-cell office:value-type="float" office:value="9370" calcext:value-type="float">
            <text:p>9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0k5frc79rcyc7g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uillac Grand Cru Classé</text:p>
          </table:table-cell>
          <table:table-cell office:value-type="string" calcext:value-type="string">
            <text:p>Château Lynch-Bages</text:p>
          </table:table-cell>
          <table:table-cell office:value-type="float" office:value="44.124176" calcext:value-type="float">
            <text:p>44.12417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âteauneuf du Pape AOC</text:p>
          </table:table-cell>
          <table:table-cell office:value-type="string" calcext:value-type="string">
            <text:p>Domaine de Villeneu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3279" calcext:value-type="float">
            <text:p>32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wj64v3vy18ehb7bt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Bien Aimés Châteauneuf-du-Pape</text:p>
          </table:table-cell>
          <table:table-cell office:value-type="string" calcext:value-type="string">
            <text:p>Domaine de Villeneuve</text:p>
          </table:table-cell>
          <table:table-cell office:value-type="float" office:value="36.766815" calcext:value-type="float">
            <text:p>36.76681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âteauneuf du Pape AOC</text:p>
          </table:table-cell>
          <table:table-cell office:value-type="string" calcext:value-type="string">
            <text:p>Domaine de Villeneu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3279" calcext:value-type="float">
            <text:p>32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wj64v3vy18ehb7bt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Bien Aimés Châteauneuf-du-Pape</text:p>
          </table:table-cell>
          <table:table-cell office:value-type="string" calcext:value-type="string">
            <text:p>Domaine de Villeneuve</text:p>
          </table:table-cell>
          <table:table-cell office:value-type="float" office:value="36.766815" calcext:value-type="float">
            <text:p>36.76681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vrey Chambertin AGC Vieilleis</text:p>
          </table:table-cell>
          <table:table-cell office:value-type="string" calcext:value-type="string">
            <text:p>Domaine F. Magni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900" calcext:value-type="float">
            <text:p>12900</text:p>
          </table:table-cell>
          <table:table-cell office:value-type="float" office:value="5520" calcext:value-type="float">
            <text:p>55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g7b5r4jay43p084vdz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Magnien</text:p>
          </table:table-cell>
          <table:table-cell office:value-type="float" office:value="38.037987" calcext:value-type="float">
            <text:p>38.0379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ot Noir „Block 10“</text:p>
          </table:table-cell>
          <table:table-cell office:value-type="string" calcext:value-type="string">
            <text:p>Saint Clair Family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kpftmyjqmyncqeqv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ioneer Block 10 Twin Hills</text:p>
          </table:table-cell>
          <table:table-cell office:value-type="string" calcext:value-type="string">
            <text:p>Saint Clair Family Estate</text:p>
          </table:table-cell>
          <table:table-cell office:value-type="float" office:value="47.407578" calcext:value-type="float">
            <text:p>47.40757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Sauvignon „Redstone“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700" calcext:value-type="float">
            <text:p>87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3ky479nasy6zyp7be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stone Cabernet Sauvignon - Malbec</text:p>
          </table:table-cell>
          <table:table-cell office:value-type="string" calcext:value-type="string">
            <text:p>Capelands</text:p>
          </table:table-cell>
          <table:table-cell office:value-type="float" office:value="43.836693" calcext:value-type="float">
            <text:p>43.83669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Sauvignon „Redstone“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700" calcext:value-type="float">
            <text:p>87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3ky479nasy6zyp7be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stone Cabernet Sauvignon - Malbec</text:p>
          </table:table-cell>
          <table:table-cell office:value-type="string" calcext:value-type="string">
            <text:p>Capelands</text:p>
          </table:table-cell>
          <table:table-cell office:value-type="float" office:value="43.836693" calcext:value-type="float">
            <text:p>43.8366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enmuskatell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gh4kz9fw0crgr3m4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 Moscato Rosa</text:p>
          </table:table-cell>
          <table:table-cell office:value-type="string" calcext:value-type="string">
            <text:p>Kellerei Kaltern</text:p>
          </table:table-cell>
          <table:table-cell office:value-type="float" office:value="28.024908" calcext:value-type="float">
            <text:p>28.0249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ldmuskatell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780" calcext:value-type="float">
            <text:p>7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ellerei Kaltern</text:p>
          </table:table-cell>
          <table:table-cell office:value-type="float" office:value="26.769167" calcext:value-type="float">
            <text:p>26.76916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oscato d’Asti „Serralunga“ 0,7 lt.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1t898xghxjef6epr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Massolino</text:p>
          </table:table-cell>
          <table:table-cell office:value-type="float" office:value="42.83194" calcext:value-type="float">
            <text:p>42.8319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oscato d’Asti „Serralunga“ 0,7 lt.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1t898xghxjef6epr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Massolino</text:p>
          </table:table-cell>
          <table:table-cell office:value-type="float" office:value="42.83194" calcext:value-type="float">
            <text:p>42.831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 Manseng „Aurie“ 0,5 lt.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ka67srbbzye5cd2w6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urie Petit Manseng</text:p>
          </table:table-cell>
          <table:table-cell office:value-type="string" calcext:value-type="string">
            <text:p>Kellerei St. Pauls</text:p>
          </table:table-cell>
          <table:table-cell office:value-type="float" office:value="42.937664" calcext:value-type="float">
            <text:p>42.9376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 Manseng „Aurie“ 0,5 lt.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ka67srbbzye5cd2w6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urie Petit Manseng</text:p>
          </table:table-cell>
          <table:table-cell office:value-type="string" calcext:value-type="string">
            <text:p>Kellerei St. Pauls</text:p>
          </table:table-cell>
          <table:table-cell office:value-type="float" office:value="42.937664" calcext:value-type="float">
            <text:p>42.9376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ssito „Canthus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700" calcext:value-type="float">
            <text:p>5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tbtsck03hp1c4s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nth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40.28688" calcext:value-type="float">
            <text:p>40.286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ssito „Canthus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700" calcext:value-type="float">
            <text:p>5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tbtsck03hp1c4s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nth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40.28688" calcext:value-type="float">
            <text:p>40.2868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ssito „Comtess“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310" calcext:value-type="float">
            <text:p>2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zzj619n9spacdw6h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Passito Comtess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3.367172" calcext:value-type="float">
            <text:p>43.3671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rner „Nectaris“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yae1940fnjr7ardfd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Kerner Passito Nectari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3.965033" calcext:value-type="float">
            <text:p>23.9650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2930" calcext:value-type="float">
            <text:p>2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Secondo Marco</text:p>
          </table:table-cell>
          <table:table-cell office:value-type="float" office:value="52.043804" calcext:value-type="float">
            <text:p>52.0438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2930" calcext:value-type="float">
            <text:p>2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Secondo Marco</text:p>
          </table:table-cell>
          <table:table-cell office:value-type="float" office:value="52.043804" calcext:value-type="float">
            <text:p>52.0438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cioto della Valpolicella „Amandorlato”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6600" calcext:value-type="float">
            <text:p>6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8qmppvfhj076vm2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mandorlato Recioto della Valpolicella Classico</text:p>
          </table:table-cell>
          <table:table-cell office:value-type="string" calcext:value-type="string">
            <text:p>Zýmē</text:p>
          </table:table-cell>
          <table:table-cell office:value-type="float" office:value="51.35443" calcext:value-type="float">
            <text:p>51.354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duzzo Friulano 0,5 lt.</text:p>
          </table:table-cell>
          <table:table-cell office:value-type="string" calcext:value-type="string">
            <text:p>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400" calcext:value-type="float">
            <text:p>4400</text:p>
          </table:table-cell>
          <table:table-cell office:value-type="float" office:value="925" calcext:value-type="float">
            <text:p>9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9nzz6c16xht6bek7k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erduzzo Friulano</text:p>
          </table:table-cell>
          <table:table-cell office:value-type="string" calcext:value-type="string">
            <text:p>Torre Rosazza</text:p>
          </table:table-cell>
          <table:table-cell office:value-type="float" office:value="51.49662" calcext:value-type="float">
            <text:p>51.496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duzzo Friulano 0,5 lt.</text:p>
          </table:table-cell>
          <table:table-cell office:value-type="string" calcext:value-type="string">
            <text:p>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925" calcext:value-type="float">
            <text:p>9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9nzz6c16xht6bek7k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erduzzo Friulano</text:p>
          </table:table-cell>
          <table:table-cell office:value-type="string" calcext:value-type="string">
            <text:p>Torre Rosazza</text:p>
          </table:table-cell>
          <table:table-cell office:value-type="float" office:value="51.49662" calcext:value-type="float">
            <text:p>51.496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ssito della Pantelleria „Ben Ryé“ </text:p>
          </table:table-cell>
          <table:table-cell office:value-type="string" calcext:value-type="string">
            <text:p>Donnafugat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580" calcext:value-type="float">
            <text:p>25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g94yr4a3qs46j1p4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di Pantelleria Ben Ryé</text:p>
          </table:table-cell>
          <table:table-cell office:value-type="string" calcext:value-type="string">
            <text:p>Donnafugata</text:p>
          </table:table-cell>
          <table:table-cell office:value-type="float" office:value="50.268196" calcext:value-type="float">
            <text:p>50.268196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6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6">
          <table:table-cell table:formula="of:=IF(ISBLANK([.B2]); &quot;&quot;; 1)">
            <text:p/>
          </table:table-cell>
          <table:table-cell table:number-columns-repeated="3"/>
          <table:table-cell office:value-type="string" calcext:value-type="string">
            <text:p>Weissburgunder „Praesulis“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3]); &quot;&quot;; 1)">
            <text:p/>
          </table:table-cell>
          <table:table-cell table:number-columns-repeated="3"/>
          <table:table-cell office:value-type="string" calcext:value-type="string">
            <text:p>Rot „Viribus Unitis“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4860" calcext:value-type="float">
            <text:p>48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4]); &quot;&quot;; 1)">
            <text:p/>
          </table:table-cell>
          <table:table-cell table:number-columns-repeated="3"/>
          <table:table-cell office:value-type="string" calcext:value-type="string">
            <text:p>Cabreo „Il Borgo“</text:p>
          </table:table-cell>
          <table:table-cell office:value-type="string" calcext:value-type="string">
            <text:p>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2990" calcext:value-type="float">
            <text:p>2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5]); &quot;&quot;; 1)">
            <text:p/>
          </table:table-cell>
          <table:table-cell table:number-columns-repeated="3"/>
          <table:table-cell office:value-type="string" calcext:value-type="string">
            <text:p>Cabreo „Il Borgo“</text:p>
          </table:table-cell>
          <table:table-cell office:value-type="string" calcext:value-type="string">
            <text:p>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2990" calcext:value-type="float">
            <text:p>2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6]); &quot;&quot;; 1)">
            <text:p/>
          </table:table-cell>
          <table:table-cell table:number-columns-repeated="3"/>
          <table:table-cell office:value-type="string" calcext:value-type="string">
            <text:p>Morellino di Scansano „Capatosta“</text:p>
          </table:table-cell>
          <table:table-cell office:value-type="string" calcext:value-type="string">
            <text:p>Poggio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085" calcext:value-type="float">
            <text:p>10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9T14:41:26.050580452</dc:date>
    <meta:editing-duration>PT7S</meta:editing-duration>
    <meta:editing-cycles>1</meta:editing-cycles>
    <meta:document-statistic meta:table-count="2" meta:cell-count="5754" meta:object-count="0"/>
    <meta:generator>LibreOffice/7.3.7.2$Linux_X86_64 LibreOffice_project/30$Build-2</meta:generator>
  </office:meta>
</office:document-meta>
</file>